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0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54cm"/>
    </style:style>
    <style:style style:name="co4" style:family="table-column">
      <style:table-column-properties fo:break-before="auto" style:column-width="11.098cm"/>
    </style:style>
    <style:style style:name="co5" style:family="table-column">
      <style:table-column-properties fo:break-before="auto" style:column-width="7.382cm"/>
    </style:style>
    <style:style style:name="co6" style:family="table-column">
      <style:table-column-properties fo:break-before="auto" style:column-width="8.289cm"/>
    </style:style>
    <style:style style:name="ro1" style:family="table-row">
      <style:table-row-properties style:row-height="1.1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2" table:default-cell-style-name="ce9"/>
        <table:table-column table:style-name="co2" table:number-columns-repeated="2" table:default-cell-style-name="ce7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eyword</text:p>
          </table:table-cell>
          <table:table-cell table:style-name="ce7" office:value-type="string" calcext:value-type="string">
            <text:p>Segmentation</text:p>
          </table:table-cell>
          <table:table-cell office:value-type="string" calcext:value-type="string">
            <text:p>Avg. monthly searches</text:p>
          </table:table-cell>
          <table:table-cell table:style-name="ce7" office:value-type="string" calcext:value-type="string">
            <text:p>Three month change</text:p>
          </table:table-cell>
          <table:table-cell table:style-name="ce7" office:value-type="string" calcext:value-type="string">
            <text:p>YoY change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mpetition (indexed valu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одягу</text:p>
          </table:table-cell>
          <table:table-cell/>
          <table:table-cell office:value-type="string" calcext:value-type="string">
            <text:p>5000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900%</text:p>
          </table:table-cell>
          <table:table-cell office:value-type="string" calcext:value-type="string">
            <text:p>Низкий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женской одежды</text:p>
          </table:table-cell>
          <table:table-cell/>
          <table:table-cell office:value-type="string" calcext:value-type="string">
            <text:p>50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пим одежду</text:p>
          </table:table-cell>
          <table:table-cell/>
          <table:table-cell office:value-type="string" calcext:value-type="string">
            <text:p>50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пит куртку</text:p>
          </table:table-cell>
          <table:table-cell/>
          <table:table-cell office:value-type="string" calcext:value-type="string">
            <text:p>500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9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пит рубашку</text:p>
          </table:table-cell>
          <table:table-cell/>
          <table:table-cell office:value-type="string" calcext:value-type="string">
            <text:p>5000.0</text:p>
          </table:table-cell>
          <table:table-cell table:number-columns-repeated="2" office:value-type="string" calcext:value-type="string">
            <text:p>-90%</text:p>
          </table:table-cell>
          <table:table-cell office:value-type="string" calcext:value-type="string">
            <text:p>Высокий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пить платьє</text:p>
          </table:table-cell>
          <table:table-cell/>
          <table:table-cell office:value-type="string" calcext:value-type="string">
            <text:p>5000.0</text:p>
          </table:table-cell>
          <table:table-cell office:value-type="string" calcext:value-type="string">
            <text:p>-90%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пить світер</text:p>
          </table:table-cell>
          <table:table-cell/>
          <table:table-cell office:value-type="string" calcext:value-type="string">
            <text:p>50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одежды</text:p>
          </table:table-cell>
          <table:table-cell/>
          <table:table-cell office:value-type="string" calcext:value-type="string">
            <text:p>50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телье пошив и ремонт одежды</text:p>
          </table:table-cell>
          <table:table-cell/>
          <table:table-cell office:value-type="string" calcext:value-type="string">
            <text:p>50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900%</text:p>
          </table:table-cell>
          <table:table-cell office:value-type="string" calcext:value-type="string">
            <text:p>Низкий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тельє одягу</text:p>
          </table:table-cell>
          <table:table-cell/>
          <table:table-cell office:value-type="string" calcext:value-type="string">
            <text:p>50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900%</text:p>
          </table:table-cell>
          <table:table-cell office:value-type="string" calcext:value-type="string">
            <text:p>Низкий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брендовая одежда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ид одежды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иды джинсов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одолазку купить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жинс деним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-9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жинс это</text:p>
          </table:table-cell>
          <table:table-cell/>
          <table:table-cell office:value-type="string" calcext:value-type="string">
            <text:p>500.0</text:p>
          </table:table-cell>
          <table:table-cell office:value-type="string" calcext:value-type="string">
            <text:p>-90%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изайны штор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рібний ремонт одягу</text:p>
          </table:table-cell>
          <table:table-cell/>
          <table:table-cell office:value-type="string" calcext:value-type="string">
            <text:p>500.0</text:p>
          </table:table-cell>
          <table:table-cell office:value-type="string" calcext:value-type="string">
            <text:p>-90%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занавеска на окне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ардиганы это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-90%</text:p>
          </table:table-cell>
          <table:table-cell office:value-type="string" calcext:value-type="string">
            <text:p>Низкий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жаная пальто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фты с молнией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пить комбінезон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пить стиль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ртка пальто</text:p>
          </table:table-cell>
          <table:table-cell/>
          <table:table-cell office:value-type="string" calcext:value-type="string">
            <text:p>50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9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ртки плащи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айстерня одягу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астерские обуви</text:p>
          </table:table-cell>
          <table:table-cell/>
          <table:table-cell office:value-type="string" calcext:value-type="string">
            <text:p>50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900%</text:p>
          </table:table-cell>
          <table:table-cell office:value-type="string" calcext:value-type="string">
            <text:p>Низкий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ед одежды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елкий ремонт одежды цены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ода на одежду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оды одежда</text:p>
          </table:table-cell>
          <table:table-cell/>
          <table:table-cell office:value-type="string" calcext:value-type="string">
            <text:p>50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90%</text:p>
          </table:table-cell>
          <table:table-cell office:value-type="string" calcext:value-type="string">
            <text:p>Высокий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д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у купить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 куртка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 пуховики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 это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90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та ремонт одягу</text:p>
          </table:table-cell>
          <table:table-cell/>
          <table:table-cell office:value-type="string" calcext:value-type="string">
            <text:p>50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900%</text:p>
          </table:table-cell>
          <table:table-cell office:value-type="string" calcext:value-type="string">
            <text:p>Низкий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уховики пальто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замков курток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и пошив одежды</text:p>
          </table:table-cell>
          <table:table-cell/>
          <table:table-cell office:value-type="string" calcext:value-type="string">
            <text:p>50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900%</text:p>
          </table:table-cell>
          <table:table-cell office:value-type="string" calcext:value-type="string">
            <text:p>Низкий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кожаных изделий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кожи</text:p>
          </table:table-cell>
          <table:table-cell/>
          <table:table-cell office:value-type="string" calcext:value-type="string">
            <text:p>50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90%</text:p>
          </table:table-cell>
          <table:table-cell office:value-type="string" calcext:value-type="string">
            <text:p>Высокий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одежды кривой рог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шкіряних виробів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айты одежда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ільная одежда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юль штор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утболки платья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вета джинсов</text:p>
          </table:table-cell>
          <table:table-cell/>
          <table:table-cell office:value-type="string" calcext:value-type="string">
            <text:p>50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90%</text:p>
          </table:table-cell>
          <table:table-cell office:value-type="string" calcext:value-type="string">
            <text:p>Средний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цены на пошив и ремонт одежды на дому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ены на пошив одежды на дому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вейна майстерня</text:p>
          </table:table-cell>
          <table:table-cell/>
          <table:table-cell office:value-type="string" calcext:value-type="string">
            <text:p>50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900%</text:p>
          </table:table-cell>
          <table:table-cell office:value-type="string" calcext:value-type="string">
            <text:p>Низкий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вейная ателье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вейная мастерская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 тюль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для окон</text:p>
          </table:table-cell>
          <table:table-cell/>
          <table:table-cell office:value-type="string" calcext:value-type="string">
            <text:p>50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90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убка куртка</text:p>
          </table:table-cell>
          <table:table-cell/>
          <table:table-cell office:value-type="string" calcext:value-type="string">
            <text:p>50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індивідуальний пошив одягу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-90%</text:p>
          </table:table-cell>
          <table:table-cell office:value-type="string" calcext:value-type="string">
            <text:p>Средний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rzo одежд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Средний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p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im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ri одежда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li одежд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i do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dustry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lk одежд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masterskaya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mochy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sha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nasha плать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nashe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mium одежда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gress одежд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r одежд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ru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time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go одежд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ua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s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est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ателье одежды это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телье по ремонт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телье пошив ремонт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брендовая толстов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брендовые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брендовые штор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брюки с молниям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бутик дизайнерской одежд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вам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аш гардероб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аша мо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аши штор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ерхней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етровка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вещи в украин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ещи из джинсы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ещи одежд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ещи стиль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ид джин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ид штор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одолазку под рубашк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осстановление джинсо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восстановление кожаных курто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ременные штор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ыбрать одежд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ыбрать штор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гардероб одежд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гардероб с одеждо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гардина ви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гардины в интерьер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гардины для окон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гардины на окнах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гардины современны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гардины штор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глажение одежд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глажка брю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глажка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глажка рубаше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екор для гардин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екор на штор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екор тюл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екорирование штор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еним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етали джин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джекет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жинс материал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жинса сайт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жинсов джин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жинсов или джин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жинсовая мо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жинсовая одежд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90%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жинсовые джинс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жинсы джинсов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жинсы передел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Средний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жинсы ремонт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жинсы с молние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жинсы стоимость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жинсы что э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лина штор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ля глажки бел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ля глажки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ля глажки рубаше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ля ремонта кож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омашнюю одежду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орогий одяг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ресс э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е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електро штор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закуп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замки для шуб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занавеска и штор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занавеска штор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занавески красивые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застежка для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застежка на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застежки на паль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идеи для штор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изделия из джинс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имена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импортная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имя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индивидуальный пошив одежды цен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индивидуальный пошив одежды э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индивидуальный пошив э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интерьер со шторами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интерьер штор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ачественная курт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качественные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ачественный пошив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качество джин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кожа ремонт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костюм для офис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расивая штор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расивые гардин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расивые портьер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купить костюм дл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пить од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пить од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пить одежду дл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пить пайт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ртка c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куртка брендова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ртка дорога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ртка из дубленки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куртка или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ртка к платью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куртка как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куртка н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ртка на плать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ртка одежда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ртка под дубленк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ртка под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ртка под толстовк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куртка с молние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ртка с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ртка с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ртки в мод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куртки и паль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куртки и пухови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ртки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легкая штор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легкий тюль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лучшие штор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любимая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лёгкая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лёгкие шторы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айстерня по ремонт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айстерня по ремонту одяг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астер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мастер по ремонту кожаных изделий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астер по ремонту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мастер по ремонту одежды вакансии москв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мастер швея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мастерская кожаных издели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астерская обувна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астерская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астерская по пошив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мастерская по пошиву и ремонту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мастерская по пошиву кожаных изделий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астерская по ремонт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мастерская по ремонту кожаных издели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мастерская по ремонту кож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астерская по ремонту шуб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мастерская по реставрации обув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мастерская ремонт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астерская сумо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астерская швейна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астерская штор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мастерские по ремонту кожаных издели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мастерские по ремонту меховых изделий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астерские по ремонту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елкий ремонт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елкий ремонт одежды э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мерч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еховая мастерская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модные гардин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одные портьер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модные тюл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олния на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надпись на джинсах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названия штор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наименование одежд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накидка на одежд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накидка на футболк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нарисовать штор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наряд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наш одяг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наша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наше трикотаж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наши штор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ник для шве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нужна ли тюль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бработка штор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2022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b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c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denim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ds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nasha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novaya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pf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r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ru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russia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ua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vs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we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брендова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в гардероб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в моде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в украин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верх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всем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деним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джинсовая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для бизнеса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для ва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для люде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для приро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для производств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для русских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для шоурум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должна быть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дорога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из джинс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из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качественная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кг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косметолог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костюм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котора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кофт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курт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на девушк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на природ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наш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наш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новая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обли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паль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популярна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почто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р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ру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русски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сайт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сколько стоит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советских времен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тренч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украин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фирменна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футбол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цен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ю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яг для ва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кантовка штор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кна со шторам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кно и штор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кно с шторам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тделка штор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тремонтировать джинс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формление штор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 nasha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альто s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альто vam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 в мод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альто вам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 ветровк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альто и куртк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альто и куртки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альто или курт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альто или пухови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альто как курт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альто на замк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альто на костюм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альто на куртк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альто на пухови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альто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 с замком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альто с куртко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альто с молние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альто что э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еределка блуз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еределка верхней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еределка джинсовой одежд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еределка кожаных издели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еределка куртки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еределка меховых издели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Средний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еределка паль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еределка платье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еретяжка обув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е smena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латье для работ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е для собеседования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латье или джинс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латье под куртк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латье с молние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е с молниям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е что э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латья nasha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латья в мод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н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латья э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гладить брю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дгонка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дгонка одежды по фигур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дгонка по фигур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ддельная одежд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догнать одежду по фигур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одшиваем штор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одшить штор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краска кожаных изделий москв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окупаю одежду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окупка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купка платьев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ртьеры в интерьере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ст про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чинить джинс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очинить куртк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очинить одежд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очинить шуб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очинка кожаной курт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очинка кожаных изделий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чинка протертых джинсов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чинка рюкзака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чинка сумо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чинка шуб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ошив ател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одежды кривой рог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одежды стоимость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ошив одежды цен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одежды э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ошив ремонт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ття джинсі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яс на джинсах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прайс на индивидуальный пошив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ейскурант на пошив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ейскурант на ремонт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ейскурант по ремонту одежд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рейскурант пошива одежды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ейскурант ремонт одежд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прейскурант цен на индивидуальный пошив одежд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прейскурант цен на пошив и ремонт одежды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прейскурант цен на ремонт кожаных изделий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ремиальная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испособление для глаж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испособление для глажки рубашек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офессиональная глажк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уховик s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уховик или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уховик как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уховик под куртк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уховик с паль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уховик что э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уховики в мод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уховики и курт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пуховики курт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работа портной по ремонту одежды в москв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азновидности джинсо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азновидности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расценки на пошив и ремонт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асценки на пошив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асценки на ремонт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асценки на шитье одежд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асценки пошива одежд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монт барсето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брю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верхней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веще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дермантиновой куртки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монт джинсо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джинсовой куртки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монт джинсі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дублёнок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дырок на одежд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замков на одежд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замков одежд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змее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и пошив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изделий из кожи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изделий из мех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кожанной обув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кожанной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кожаной куртки цен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монт кожаной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кожаных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кожаных веще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монт кожаных изделий кривой рог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кожаных изделий москв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монт кожаных изделий рядом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монт кожаных курто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кожаных курток москв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монт кожаных сумо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кожи и мех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монт кожи обув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мех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меховых издели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меховых изделий рядом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монт меховых шапок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монт меховых шуб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монт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одежды любой сложност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одежды прейскурант цен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монт одежды расценки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одежды услуг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Средний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одежды цен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одежді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одягу цін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пальто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платье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монт портфеле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пошив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протертых джин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спецодежд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монт ткан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фурнитуры одежд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футбол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швейных издели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монт штано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шуб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ставрация джинсо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ставрация дубленки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ставрация кожаной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ставрация кожаных вещей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реставрация кожаных изделий москв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ставрация кожаных курток москв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ставрация мех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ставрация одежды э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ставрация платья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ставрация футбол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ставрація одяг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озцінки на ремонт одяг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ольшторы в интерьер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оскошные шторы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убашку на футболк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9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усские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айт джин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вязать одежду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ешка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ложный ремонт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оветские наря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овременные портьер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овременные тюл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прей для глажки рубаше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с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иль джин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иль джинсовый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стиль одежды джинс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иль одежды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ильные гардин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оимость джинс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стоимость пошива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стоимость пошива одежды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стоимость ремонта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сумки ремонт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кань для легких штор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ткань штор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овары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олстовка s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олстовка на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оповая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требуется мастер по ремонту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рикотаж одяг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рикотаж ремонт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яжелые портьер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добные джинс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укорачивание штор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украинский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слуги по пошиву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слуги по пошиву одежд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услуги по ремонту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услуги портнихи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слуги портног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слуги пошива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слуги пошива одежды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слуги ши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тюжка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ушивка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ютные штор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форма джинсо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отошторы в интерьер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отошторы э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футболка на замк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утболка на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утболка под водолазк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футболки в мод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утболки курт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утболки с молнией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9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утболку под рубашк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хорошие штор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цена джин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ены ателье пошив ремонт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цены на индивидуальный пошив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цены на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ены на поши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ены на пошив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ены на ремонт кожаных издели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цены на ремонт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іни на ремонт одяг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части штор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вейна мастерска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вея услуг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вея цены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пка на джинсах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пка штанов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а занавес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в дом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в квартир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в окн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длин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шторы для кабинет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для квартир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шторы для производств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шторы для скла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зонировани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шторы или портьеры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интерьер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шторы какой длины должны быть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шторы классически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красивы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легки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названи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оформлени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размер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разновидност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шторы ру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шторы советски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стильны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шторы тип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шторы тяжелы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цветны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шторы что э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шторы элитны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шторы эстети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э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ярки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штуковка джин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уба ремонт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уба реставрация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электро одежд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электронная штор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эти платья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это джинс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это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яркие штор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ena платье</text:p>
          </table:table-cell>
          <table:table-cell/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одежда наоми</text:p>
          </table:table-cell>
          <table:table-cell/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монт кожаной куртки москва</text:p>
          </table:table-cell>
          <table:table-cell/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монт кожаных сумок москва</text:p>
          </table:table-cell>
          <table:table-cell/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монт меховых изделий москва</text:p>
          </table:table-cell>
          <table:table-cell/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реставрация кожаной куртки москва</text:p>
          </table:table-cell>
          <table:table-cell/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джинсах скинни</text:p>
          </table:table-cell>
          <table:table-cell/>
          <table:table-cell office:value-type="string" calcext:value-type="string">
            <text:p>5000.0</text:p>
          </table:table-cell>
          <table:table-cell office:value-type="string" calcext:value-type="string">
            <text:p>-90%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9" calcext:value-type="float">
            <text:p>99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17.19" calcext:value-type="float">
            <text:p>17,19</text:p>
          </table:table-cell>
        </table:table-row>
        <table:table-row table:style-name="ro2">
          <table:table-cell office:value-type="string" calcext:value-type="string">
            <text:p>купит джинсы</text:p>
          </table:table-cell>
          <table:table-cell/>
          <table:table-cell office:value-type="string" calcext:value-type="string">
            <text:p>50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3.3" calcext:value-type="float">
            <text:p>3,3</text:p>
          </table:table-cell>
          <table:table-cell table:style-name="ce7" office:value-type="float" office:value="21.69" calcext:value-type="float">
            <text:p>21,69</text:p>
          </table:table-cell>
        </table:table-row>
        <table:table-row table:style-name="ro2">
          <table:table-cell office:value-type="string" calcext:value-type="string">
            <text:p>платье вечерний</text:p>
          </table:table-cell>
          <table:table-cell/>
          <table:table-cell office:value-type="string" calcext:value-type="string">
            <text:p>50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9" calcext:value-type="float">
            <text:p>99</text:p>
          </table:table-cell>
          <table:table-cell table:style-name="ce7" office:value-type="float" office:value="2.37" calcext:value-type="float">
            <text:p>2,37</text:p>
          </table:table-cell>
          <table:table-cell table:style-name="ce7" office:value-type="float" office:value="14.66" calcext:value-type="float">
            <text:p>14,66</text:p>
          </table:table-cell>
        </table:table-row>
        <table:table-row table:style-name="ro2">
          <table:table-cell office:value-type="string" calcext:value-type="string">
            <text:p>скинни джинсах</text:p>
          </table:table-cell>
          <table:table-cell/>
          <table:table-cell office:value-type="string" calcext:value-type="string">
            <text:p>50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5" calcext:value-type="float">
            <text:p>95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7.04" calcext:value-type="float">
            <text:p>27,04</text:p>
          </table:table-cell>
        </table:table-row>
        <table:table-row table:style-name="ro2">
          <table:table-cell office:value-type="string" calcext:value-type="string">
            <text:p>ателье кривой рог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9" calcext:value-type="float">
            <text:p>0,9</text:p>
          </table:table-cell>
          <table:table-cell table:style-name="ce7" office:value-type="float" office:value="4.82" calcext:value-type="float">
            <text:p>4,82</text:p>
          </table:table-cell>
        </table:table-row>
        <table:table-row table:style-name="ro2">
          <table:table-cell office:value-type="string" calcext:value-type="string">
            <text:p>ателье одежда</text:p>
          </table:table-cell>
          <table:table-cell/>
          <table:table-cell office:value-type="string" calcext:value-type="string">
            <text:p>50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900%</text:p>
          </table:table-cell>
          <table:table-cell office:value-type="string" calcext:value-type="string">
            <text:p>Низкий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.12" calcext:value-type="float">
            <text:p>12,12</text:p>
          </table:table-cell>
        </table:table-row>
        <table:table-row table:style-name="ro2">
          <table:table-cell office:value-type="string" calcext:value-type="string">
            <text:p>бомбера это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5" calcext:value-type="float">
            <text:p>45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брендовые платья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2.95" calcext:value-type="float">
            <text:p>2,95</text:p>
          </table:table-cell>
          <table:table-cell table:style-name="ce7" office:value-type="float" office:value="16.4" calcext:value-type="float">
            <text:p>16,4</text:p>
          </table:table-cell>
        </table:table-row>
        <table:table-row table:style-name="ro2">
          <table:table-cell office:value-type="string" calcext:value-type="string">
            <text:p>вязание жакетов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-90%</text:p>
          </table:table-cell>
          <table:table-cell office:value-type="string" calcext:value-type="string">
            <text:p>Высокий</text:p>
          </table:table-cell>
          <table:table-cell office:value-type="float" office:value="88" calcext:value-type="float">
            <text:p>88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 деним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-9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3.22" calcext:value-type="float">
            <text:p>3,22</text:p>
          </table:table-cell>
          <table:table-cell table:style-name="ce7" office:value-type="float" office:value="13.02" calcext:value-type="float">
            <text:p>13,02</text:p>
          </table:table-cell>
        </table:table-row>
        <table:table-row table:style-name="ro2">
          <table:table-cell office:value-type="string" calcext:value-type="string">
            <text:p>джинсы это</text:p>
          </table:table-cell>
          <table:table-cell/>
          <table:table-cell office:value-type="string" calcext:value-type="string">
            <text:p>500.0</text:p>
          </table:table-cell>
          <table:table-cell office:value-type="string" calcext:value-type="string">
            <text:p>-90%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0" calcext:value-type="float">
            <text:p>2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убленки экокожа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заказ платья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5.09" calcext:value-type="float">
            <text:p>5,09</text:p>
          </table:table-cell>
          <table:table-cell table:style-name="ce7" office:value-type="float" office:value="44.61" calcext:value-type="float">
            <text:p>44,61</text:p>
          </table:table-cell>
        </table:table-row>
        <table:table-row table:style-name="ro2">
          <table:table-cell office:value-type="string" calcext:value-type="string">
            <text:p>заказать платье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5.09" calcext:value-type="float">
            <text:p>5,09</text:p>
          </table:table-cell>
          <table:table-cell table:style-name="ce7" office:value-type="float" office:value="44.61" calcext:value-type="float">
            <text:p>44,61</text:p>
          </table:table-cell>
        </table:table-row>
        <table:table-row table:style-name="ro2">
          <table:table-cell office:value-type="string" calcext:value-type="string">
            <text:p>кожа куртки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9" calcext:value-type="float">
            <text:p>99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куртки пуховик</text:p>
          </table:table-cell>
          <table:table-cell/>
          <table:table-cell office:value-type="string" calcext:value-type="string">
            <text:p>500.0</text:p>
          </table:table-cell>
          <table:table-cell office:value-type="string" calcext:value-type="string">
            <text:p>900%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2.17" calcext:value-type="float">
            <text:p>2,17</text:p>
          </table:table-cell>
          <table:table-cell table:style-name="ce7" office:value-type="float" office:value="13.1" calcext:value-type="float">
            <text:p>13,1</text:p>
          </table:table-cell>
        </table:table-row>
        <table:table-row table:style-name="ro2">
          <table:table-cell office:value-type="string" calcext:value-type="string">
            <text:p>модные платья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9.23" calcext:value-type="float">
            <text:p>9,23</text:p>
          </table:table-cell>
        </table:table-row>
        <table:table-row table:style-name="ro2">
          <table:table-cell office:value-type="string" calcext:value-type="string">
            <text:p>нарядные платье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9" calcext:value-type="float">
            <text:p>99</text:p>
          </table:table-cell>
          <table:table-cell table:style-name="ce7" office:value-type="float" office:value="1.51" calcext:value-type="float">
            <text:p>1,51</text:p>
          </table:table-cell>
          <table:table-cell table:style-name="ce7" office:value-type="float" office:value="10.37" calcext:value-type="float">
            <text:p>10,37</text:p>
          </table:table-cell>
        </table:table-row>
        <table:table-row table:style-name="ro2">
          <table:table-cell office:value-type="string" calcext:value-type="string">
            <text:p>необычные платье</text:p>
          </table:table-cell>
          <table:table-cell/>
          <table:table-cell office:value-type="string" calcext:value-type="string">
            <text:p>50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900%</text:p>
          </table:table-cell>
          <table:table-cell office:value-type="string" calcext:value-type="string">
            <text:p>Высокий</text:p>
          </table:table-cell>
          <table:table-cell office:value-type="float" office:value="98" calcext:value-type="float">
            <text:p>98</text:p>
          </table:table-cell>
          <table:table-cell table:style-name="ce7" office:value-type="float" office:value="2.35" calcext:value-type="float">
            <text:p>2,35</text:p>
          </table:table-cell>
          <table:table-cell table:style-name="ce7" office:value-type="float" office:value="11.87" calcext:value-type="float">
            <text:p>11,87</text:p>
          </table:table-cell>
        </table:table-row>
        <table:table-row table:style-name="ro2">
          <table:table-cell office:value-type="string" calcext:value-type="string">
            <text:p>пальто это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90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е по фигуре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-9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3.33" calcext:value-type="float">
            <text:p>3,33</text:p>
          </table:table-cell>
          <table:table-cell table:style-name="ce7" office:value-type="float" office:value="15.96" calcext:value-type="float">
            <text:p>15,96</text:p>
          </table:table-cell>
        </table:table-row>
        <table:table-row table:style-name="ro2">
          <table:table-cell office:value-type="string" calcext:value-type="string">
            <text:p>платья для женщины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-9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2.37" calcext:value-type="float">
            <text:p>2,37</text:p>
          </table:table-cell>
          <table:table-cell table:style-name="ce7" office:value-type="float" office:value="11.05" calcext:value-type="float">
            <text:p>11,05</text:p>
          </table:table-cell>
        </table:table-row>
        <table:table-row table:style-name="ro2">
          <table:table-cell office:value-type="string" calcext:value-type="string">
            <text:p>пошив одежды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9.93" calcext:value-type="float">
            <text:p>9,93</text:p>
          </table:table-cell>
          <table:table-cell table:style-name="ce7" office:value-type="float" office:value="17.49" calcext:value-type="float">
            <text:p>17,49</text:p>
          </table:table-cell>
        </table:table-row>
        <table:table-row table:style-name="ro2">
          <table:table-cell office:value-type="string" calcext:value-type="string">
            <text:p>під юбками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стильный платья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2.37" calcext:value-type="float">
            <text:p>2,37</text:p>
          </table:table-cell>
          <table:table-cell table:style-name="ce7" office:value-type="float" office:value="15.48" calcext:value-type="float">
            <text:p>15,48</text:p>
          </table:table-cell>
        </table:table-row>
        <table:table-row table:style-name="ro2">
          <table:table-cell office:value-type="string" calcext:value-type="string">
            <text:p>фасон платьев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1.42" calcext:value-type="float">
            <text:p>1,42</text:p>
          </table:table-cell>
          <table:table-cell table:style-name="ce7" office:value-type="float" office:value="8.59" calcext:value-type="float">
            <text:p>8,59</text:p>
          </table:table-cell>
        </table:table-row>
        <table:table-row table:style-name="ro2">
          <table:table-cell office:value-type="string" calcext:value-type="string">
            <text:p>фасон юбка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11.23" calcext:value-type="float">
            <text:p>11,23</text:p>
          </table:table-cell>
        </table:table-row>
        <table:table-row table:style-name="ro2">
          <table:table-cell office:value-type="string" calcext:value-type="string">
            <text:p>швейная ателье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.71" calcext:value-type="float">
            <text:p>3,71</text:p>
          </table:table-cell>
          <table:table-cell table:style-name="ce7" office:value-type="float" office:value="17.58" calcext:value-type="float">
            <text:p>17,58</text:p>
          </table:table-cell>
        </table:table-row>
        <table:table-row table:style-name="ro2">
          <table:table-cell office:value-type="string" calcext:value-type="string">
            <text:p>швейная мастерская</text:p>
          </table:table-cell>
          <table:table-cell/>
          <table:table-cell office:value-type="string" calcext:value-type="string">
            <text:p>50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.74" calcext:value-type="float">
            <text:p>4,74</text:p>
          </table:table-cell>
          <table:table-cell table:style-name="ce7" office:value-type="float" office:value="29.08" calcext:value-type="float">
            <text:p>29,08</text:p>
          </table:table-cell>
        </table:table-row>
        <table:table-row table:style-name="ro2">
          <table:table-cell office:value-type="string" calcext:value-type="string">
            <text:p>design куртк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ds куртка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jeans джинс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progress куртк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togo одежд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vs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you платья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а юб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аксессуары для вечернего платья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альтернатива джинсам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ателье брюки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ателье верхней одежд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ателье джинс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ателье дизайнерской одежд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ателье для пошива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9" calcext:value-type="float">
            <text:p>79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ателье дублен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ателье и пошив одежд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ателье индивидуального пошив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4" calcext:value-type="float">
            <text:p>4</text:p>
          </table:table-cell>
          <table:table-cell table:style-name="ce8" table:number-columns-repeated="2"/>
        </table:table-row>
        <table:table-row table:style-name="ro3">
          <table:table-cell office:value-type="string" calcext:value-type="string">
            <text:p>ателье индивидуальный пошив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ателье костюмо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8.81" calcext:value-type="float">
            <text:p>8,81</text:p>
          </table:table-cell>
          <table:table-cell table:style-name="ce7" office:value-type="float" office:value="34.52" calcext:value-type="float">
            <text:p>34,52</text:p>
          </table:table-cell>
        </table:table-row>
        <table:table-row table:style-name="ro2">
          <table:table-cell office:value-type="string" calcext:value-type="string">
            <text:p>ателье кривой рог цен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6" calcext:value-type="float">
            <text:p>6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ателье на заказ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ателье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ателье платье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ателье платье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ателье по пошиву платья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ателье подшив брю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3.03" calcext:value-type="float">
            <text:p>3,03</text:p>
          </table:table-cell>
          <table:table-cell table:style-name="ce7" office:value-type="float" office:value="13.54" calcext:value-type="float">
            <text:p>13,54</text:p>
          </table:table-cell>
        </table:table-row>
        <table:table-row table:style-name="ro2">
          <table:table-cell office:value-type="string" calcext:value-type="string">
            <text:p>ателье поши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6" calcext:value-type="float">
            <text:p>6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ателье пошив брю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1" calcext:value-type="float">
            <text:p>71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ателье пошив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7" calcext:value-type="float">
            <text:p>57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ателье пошив одежд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90%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1.86" calcext:value-type="float">
            <text:p>1,86</text:p>
          </table:table-cell>
          <table:table-cell table:style-name="ce7" office:value-type="float" office:value="13.27" calcext:value-type="float">
            <text:p>13,27</text:p>
          </table:table-cell>
        </table:table-row>
        <table:table-row table:style-name="ro2">
          <table:table-cell office:value-type="string" calcext:value-type="string">
            <text:p>ателье пошив одежды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9" calcext:value-type="float">
            <text:p>29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ателье пошив паль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ателье пошив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6" calcext:value-type="float">
            <text:p>16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ателье пошива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2.57" calcext:value-type="float">
            <text:p>2,57</text:p>
          </table:table-cell>
          <table:table-cell table:style-name="ce7" office:value-type="float" office:value="18.46" calcext:value-type="float">
            <text:p>18,46</text:p>
          </table:table-cell>
        </table:table-row>
        <table:table-row table:style-name="ro2">
          <table:table-cell office:value-type="string" calcext:value-type="string">
            <text:p>ателье прейскурант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ателье работ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7" calcext:value-type="float">
            <text:p>7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ателье ремонт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4.84" calcext:value-type="float">
            <text:p>4,84</text:p>
          </table:table-cell>
          <table:table-cell table:style-name="ce7" office:value-type="float" office:value="20.82" calcext:value-type="float">
            <text:p>20,82</text:p>
          </table:table-cell>
        </table:table-row>
        <table:table-row table:style-name="ro2">
          <table:table-cell office:value-type="string" calcext:value-type="string">
            <text:p>ателье сайт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ателье спец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ателье услуги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базовые паль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большие юб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бомбер курт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бомберы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2" calcext:value-type="float">
            <text:p>92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бомберы цен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7" calcext:value-type="float">
            <text:p>97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бомберы что э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2" calcext:value-type="float">
            <text:p>22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брендовые юб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2.49" calcext:value-type="float">
            <text:p>2,49</text:p>
          </table:table-cell>
          <table:table-cell table:style-name="ce7" office:value-type="float" office:value="7.08" calcext:value-type="float">
            <text:p>7,08</text:p>
          </table:table-cell>
        </table:table-row>
        <table:table-row table:style-name="ro2">
          <table:table-cell office:value-type="string" calcext:value-type="string">
            <text:p>брюки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брюки под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брюки поши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31" calcext:value-type="float">
            <text:p>31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брюки с жакетом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Средний</text:p>
          </table:table-cell>
          <table:table-cell office:value-type="float" office:value="50" calcext:value-type="float">
            <text:p>5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брюки сшить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 вечернем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8" calcext:value-type="float">
            <text:p>18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арианты платьев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33" calcext:value-type="float">
            <text:p>3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арианты юбок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верхней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2" calcext:value-type="float">
            <text:p>22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етровка кожана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етровка курт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етровка материал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67" calcext:value-type="float">
            <text:p>67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етровка ткань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6" calcext:value-type="float">
            <text:p>76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етровка хлопо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3" calcext:value-type="float">
            <text:p>8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етровка что э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етровка это что тако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71" calcext:value-type="float">
            <text:p>71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етровки курт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етровки на заказ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ветровки цен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ечернем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вечерние платья для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вечерних платье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вещи из джинсы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ещи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5" calcext:value-type="float">
            <text:p>75</text:p>
          </table:table-cell>
          <table:table-cell table:style-name="ce7" office:value-type="float" office:value="7.86" calcext:value-type="float">
            <text:p>7,86</text:p>
          </table:table-cell>
          <table:table-cell table:style-name="ce7" office:value-type="float" office:value="21.28" calcext:value-type="float">
            <text:p>21,28</text:p>
          </table:table-cell>
        </table:table-row>
        <table:table-row table:style-name="ro2">
          <table:table-cell office:value-type="string" calcext:value-type="string">
            <text:p>вид курт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9" calcext:value-type="float">
            <text:p>79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ид юб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олшебное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0" calcext:value-type="float">
            <text:p>4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осстановление джинсо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все джинс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се куртки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все о джинсах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се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все про джинс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11" calcext:value-type="float">
            <text:p>11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ыбирать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ыбор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67" calcext:value-type="float">
            <text:p>67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ыбор пухови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выбрать плать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выкройки жакет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выкройки пиджа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геометрические платья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гламурные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7" calcext:value-type="float">
            <text:p>97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готовое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2" calcext:value-type="float">
            <text:p>92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готовый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2" calcext:value-type="float">
            <text:p>92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едовские джинс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екор на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екор паль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декор пиджак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декор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38" calcext:value-type="float">
            <text:p>38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етали джин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детали куртки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детали пальто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етали юб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еталь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джекет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 сайт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ов джин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6" calcext:value-type="float">
            <text:p>96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ов или джин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3" calcext:value-type="float">
            <text:p>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jeans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джинсы в украин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джинсов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1" calcext:value-type="float">
            <text:p>11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для работ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джинсы заказать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как носить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как подобрать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джинсы какие лучш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джинсы кро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материал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3" calcext:value-type="float">
            <text:p>5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на работ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джинсы наоборот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джинсы не по размеру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джинсы новы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образ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передел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Средний</text:p>
          </table:table-cell>
          <table:table-cell office:value-type="float" office:value="45" calcext:value-type="float">
            <text:p>45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под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посад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джинсы пошив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джинсы пошив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ремонт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рост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6" calcext:value-type="float">
            <text:p>86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ру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джинсы с чем носить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9" calcext:value-type="float">
            <text:p>29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современны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Средний</text:p>
          </table:table-cell>
          <table:table-cell office:value-type="float" office:value="50" calcext:value-type="float">
            <text:p>5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стары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стиль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стильны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0" calcext:value-type="float">
            <text:p>4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стоимость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трен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5.62" calcext:value-type="float">
            <text:p>5,62</text:p>
          </table:table-cell>
          <table:table-cell table:style-name="ce7" office:value-type="float" office:value="10.87" calcext:value-type="float">
            <text:p>10,87</text:p>
          </table:table-cell>
        </table:table-row>
        <table:table-row table:style-name="ro2">
          <table:table-cell office:value-type="string" calcext:value-type="string">
            <text:p>джинсы фирменны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ы форм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джинсы цен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9" calcext:value-type="float">
            <text:p>99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10.23" calcext:value-type="float">
            <text:p>10,23</text:p>
          </table:table-cell>
        </table:table-row>
        <table:table-row table:style-name="ro2">
          <table:table-cell office:value-type="string" calcext:value-type="string">
            <text:p>джинсы что э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жинсі купить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изайн для платья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дизайн юб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38" calcext:value-type="float">
            <text:p>38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изайнерская юб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изайны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1" calcext:value-type="float">
            <text:p>81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лина жакет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длинные жакет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37" calcext:value-type="float">
            <text:p>37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убленки кожаны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убленки на заказ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дубленки цен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дублёнки кож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жакет из джинс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жакет накид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жакет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жакет хлопок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жакет что э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жакет э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женщина одежд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женщина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1" calcext:value-type="float">
            <text:p>71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за плать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заказ одежды на пошив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заказ пошива одежды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0" calcext:value-type="float">
            <text:p>5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заказати куртк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заказать джинс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90%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5.48" calcext:value-type="float">
            <text:p>5,48</text:p>
          </table:table-cell>
          <table:table-cell table:style-name="ce7" office:value-type="float" office:value="41.34" calcext:value-type="float">
            <text:p>41,34</text:p>
          </table:table-cell>
        </table:table-row>
        <table:table-row table:style-name="ro2">
          <table:table-cell office:value-type="string" calcext:value-type="string">
            <text:p>заказать дубленк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заказать курт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заказать курточк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заказать пошив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Средний</text:p>
          </table:table-cell>
          <table:table-cell office:value-type="float" office:value="57" calcext:value-type="float">
            <text:p>57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заказать пошив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заказать пуховик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заказать юбк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3.91" calcext:value-type="float">
            <text:p>3,91</text:p>
          </table:table-cell>
          <table:table-cell table:style-name="ce7" office:value-type="float" office:value="43.79" calcext:value-type="float">
            <text:p>43,79</text:p>
          </table:table-cell>
        </table:table-row>
        <table:table-row table:style-name="ro2">
          <table:table-cell office:value-type="string" calcext:value-type="string">
            <text:p>замеры юб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0" calcext:value-type="float">
            <text:p>2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зимней одежды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3" calcext:value-type="float">
            <text:p>8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зимний жакет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идеально сидящие джинс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идеальное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идеальное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идеальные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86" calcext:value-type="float">
            <text:p>86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идеальный пухови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идеальный тренч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идеи для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3" calcext:value-type="float">
            <text:p>4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идеи платье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67" calcext:value-type="float">
            <text:p>67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идеи юбо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изготовление джин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изготовление костюмо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изготовление платья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0" calcext:value-type="float">
            <text:p>9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изделия из джинс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изысканные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индивидуальный поши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39" calcext:value-type="float">
            <text:p>39</text:p>
          </table:table-cell>
          <table:table-cell table:style-name="ce7" office:value-type="float" office:value="4.14" calcext:value-type="float">
            <text:p>4,14</text:p>
          </table:table-cell>
          <table:table-cell table:style-name="ce7" office:value-type="float" office:value="18.04" calcext:value-type="float">
            <text:p>18,04</text:p>
          </table:table-cell>
        </table:table-row>
        <table:table-row table:style-name="ro2">
          <table:table-cell office:value-type="string" calcext:value-type="string">
            <text:p>индивидуальный пошив брю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индивидуальный пошив купальнико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69" calcext:value-type="float">
            <text:p>69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индивидуальный пошив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38" calcext:value-type="float">
            <text:p>38</text:p>
          </table:table-cell>
          <table:table-cell table:style-name="ce7" office:value-type="float" office:value="3.65" calcext:value-type="float">
            <text:p>3,65</text:p>
          </table:table-cell>
          <table:table-cell table:style-name="ce7" office:value-type="float" office:value="9.79" calcext:value-type="float">
            <text:p>9,79</text:p>
          </table:table-cell>
        </table:table-row>
        <table:table-row table:style-name="ro3">
          <table:table-cell office:value-type="string" calcext:value-type="string">
            <text:p>индивидуальный пошив одежды москв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3">
          <table:table-cell office:value-type="string" calcext:value-type="string">
            <text:p>индивидуальный пошив одежды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3" calcext:value-type="float">
            <text:p>43</text:p>
          </table:table-cell>
          <table:table-cell table:style-name="ce8" table:number-columns-repeated="2"/>
        </table:table-row>
        <table:table-row table:style-name="ro3">
          <table:table-cell office:value-type="string" calcext:value-type="string">
            <text:p>индивидуальный пошив одежды цен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86" calcext:value-type="float">
            <text:p>86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индивидуальный пошив одежды э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индивидуальный пошив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индивидуальный пошив э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интересные юбки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карман паль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карманы в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карманы курт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качественные курт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качественные платья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качественный пошив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качество джин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кожа для курт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комбинирование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костюмы на поши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4.97" calcext:value-type="float">
            <text:p>4,97</text:p>
          </table:table-cell>
          <table:table-cell table:style-name="ce7" office:value-type="float" office:value="45.52" calcext:value-type="float">
            <text:p>45,52</text:p>
          </table:table-cell>
        </table:table-row>
        <table:table-row table:style-name="ro2">
          <table:table-cell office:value-type="string" calcext:value-type="string">
            <text:p>кофты с юбко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красивы платья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креативные наря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креативные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креативные юбки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крой джинсо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купить джинсі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куртка c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куртка ds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куртка s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куртка w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куртка для работ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куртка заказать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куртка из дубленки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куртка или пухови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куртка одежда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куртка с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6" calcext:value-type="float">
            <text:p>56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куртка что э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куртка э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куртке или курт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куртки 2022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куртки зака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куртки заказать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куртки из ткан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куртки кож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куртки материал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куртки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куртки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куртки ткан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лучшие атель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лучшие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магазин юб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36" calcext:value-type="float">
            <text:p>36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магическое плать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макет юб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0" calcext:value-type="float">
            <text:p>1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массовый поши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мастерская ател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1.8" calcext:value-type="float">
            <text:p>1,8</text:p>
          </table:table-cell>
          <table:table-cell table:style-name="ce7" office:value-type="float" office:value="19.73" calcext:value-type="float">
            <text:p>19,73</text:p>
          </table:table-cell>
        </table:table-row>
        <table:table-row table:style-name="ro2">
          <table:table-cell office:value-type="string" calcext:value-type="string">
            <text:p>мастерская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7" calcext:value-type="float">
            <text:p>17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мастерская по пошив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мастерская швейна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7" calcext:value-type="float">
            <text:p>17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мерки для юб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мерки курт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мода джин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модели жакетов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моделирование жакет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19" calcext:value-type="float">
            <text:p>19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моделирование пиджа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модель курт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мои платья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мотокуртка на заказ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на заказ одежда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названия джинсо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3" calcext:value-type="float">
            <text:p>5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назначение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наряд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нарядные образ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наряды с юбко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не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необычная юб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необычное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необычные жакет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необычные наряды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необычные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нестандартные платья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новинки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новые джинс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8" calcext:value-type="float">
            <text:p>88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образ в джинсах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1" calcext:value-type="float">
            <text:p>71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образ с пуховиком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образы с куртко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образы с платьям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9" calcext:value-type="float">
            <text:p>29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обычная юб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обычные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одежда c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одежда джинс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одежда курт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одежда на поши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6" calcext:value-type="float">
            <text:p>76</text:p>
          </table:table-cell>
          <table:table-cell table:style-name="ce7" office:value-type="float" office:value="13.1" calcext:value-type="float">
            <text:p>13,1</text:p>
          </table:table-cell>
          <table:table-cell table:style-name="ce7" office:value-type="float" office:value="17.51" calcext:value-type="float">
            <text:p>17,51</text:p>
          </table:table-cell>
        </table:table-row>
        <table:table-row table:style-name="ro2">
          <table:table-cell office:value-type="string" calcext:value-type="string">
            <text:p>одежда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2.44" calcext:value-type="float">
            <text:p>2,44</text:p>
          </table:table-cell>
          <table:table-cell table:style-name="ce7" office:value-type="float" office:value="6.61" calcext:value-type="float">
            <text:p>6,61</text:p>
          </table:table-cell>
        </table:table-row>
        <table:table-row table:style-name="ro2">
          <table:table-cell office:value-type="string" calcext:value-type="string">
            <text:p>одежда под джинс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9" calcext:value-type="float">
            <text:p>79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одежда с джинсами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одежда с юбкой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7" calcext:value-type="float">
            <text:p>57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одежда юб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описания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определение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определение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5" calcext:value-type="float">
            <text:p>95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оригинальные юб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2.53" calcext:value-type="float">
            <text:p>2,53</text:p>
          </table:table-cell>
          <table:table-cell table:style-name="ce7" office:value-type="float" office:value="3.62" calcext:value-type="float">
            <text:p>3,62</text:p>
          </table:table-cell>
        </table:table-row>
        <table:table-row table:style-name="ro2">
          <table:table-cell office:value-type="string" calcext:value-type="string">
            <text:p>отделка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отремонтировать джинс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альто вещь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альто длин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альто из стежки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альто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альто определени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альто под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альто пошив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альто сшить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альто что э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еределать джинс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ерешив курт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ерешив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ерешить джинс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иджаки и жакет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латье in the style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е для рисования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е дорого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1.99" calcext:value-type="float">
            <text:p>1,99</text:p>
          </table:table-cell>
          <table:table-cell table:style-name="ce7" office:value-type="float" office:value="4.83" calcext:value-type="float">
            <text:p>4,83</text:p>
          </table:table-cell>
        </table:table-row>
        <table:table-row table:style-name="ro2">
          <table:table-cell office:value-type="string" calcext:value-type="string">
            <text:p>платье или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е как сшить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латье которо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Средний</text:p>
          </table:table-cell>
          <table:table-cell office:value-type="float" office:value="52" calcext:value-type="float">
            <text:p>52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е м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.69" calcext:value-type="float">
            <text:p>12,69</text:p>
          </table:table-cell>
        </table:table-row>
        <table:table-row table:style-name="ro2">
          <table:table-cell office:value-type="string" calcext:value-type="string">
            <text:p>платье на вечерне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латье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8" calcext:value-type="float">
            <text:p>98</text:p>
          </table:table-cell>
          <table:table-cell table:style-name="ce7" office:value-type="float" office:value="3.68" calcext:value-type="float">
            <text:p>3,68</text:p>
          </table:table-cell>
          <table:table-cell table:style-name="ce7" office:value-type="float" office:value="11.5" calcext:value-type="float">
            <text:p>11,5</text:p>
          </table:table-cell>
        </table:table-row>
        <table:table-row table:style-name="ro2">
          <table:table-cell office:value-type="string" calcext:value-type="string">
            <text:p>платье обычно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е оригинально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е платья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латье под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е под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5" calcext:value-type="float">
            <text:p>75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е пошив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е сшить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латье ткан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е фасон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3" calcext:value-type="float">
            <text:p>9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е что э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латье шить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3.05" calcext:value-type="float">
            <text:p>3,05</text:p>
          </table:table-cell>
          <table:table-cell table:style-name="ce7" office:value-type="float" office:value="19.54" calcext:value-type="float">
            <text:p>19,54</text:p>
          </table:table-cell>
        </table:table-row>
        <table:table-row table:style-name="ro2">
          <table:table-cell office:value-type="string" calcext:value-type="string">
            <text:p>платье э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5" calcext:value-type="float">
            <text:p>55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я 2022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3" calcext:value-type="float">
            <text:p>4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я dress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латья брендовы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900%</text:p>
          </table:table-cell>
          <table:table-cell office:value-type="string" calcext:value-type="string">
            <text:p>Высокий</text:p>
          </table:table-cell>
          <table:table-cell office:value-type="float" office:value="99" calcext:value-type="float">
            <text:p>99</text:p>
          </table:table-cell>
          <table:table-cell table:style-name="ce7" office:value-type="float" office:value="3.35" calcext:value-type="float">
            <text:p>3,35</text:p>
          </table:table-cell>
          <table:table-cell table:style-name="ce7" office:value-type="float" office:value="13.85" calcext:value-type="float">
            <text:p>13,85</text:p>
          </table:table-cell>
        </table:table-row>
        <table:table-row table:style-name="ro2">
          <table:table-cell office:value-type="string" calcext:value-type="string">
            <text:p>платья для мероприятия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я и юб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5" calcext:value-type="float">
            <text:p>95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я из ткан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я или платье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я интересны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латья мечт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0" calcext:value-type="float">
            <text:p>8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я модны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1.26" calcext:value-type="float">
            <text:p>1,26</text:p>
          </table:table-cell>
          <table:table-cell table:style-name="ce7" office:value-type="float" office:value="4.96" calcext:value-type="float">
            <text:p>4,96</text:p>
          </table:table-cell>
        </table:table-row>
        <table:table-row table:style-name="ro2">
          <table:table-cell office:value-type="string" calcext:value-type="string">
            <text:p>платья н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я на девушк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17.6" calcext:value-type="float">
            <text:p>17,6</text:p>
          </table:table-cell>
        </table:table-row>
        <table:table-row table:style-name="ro2">
          <table:table-cell office:value-type="string" calcext:value-type="string">
            <text:p>платья на женщин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я на мероприяти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2.2" calcext:value-type="float">
            <text:p>2,2</text:p>
          </table:table-cell>
          <table:table-cell table:style-name="ce7" office:value-type="float" office:value="4.5" calcext:value-type="float">
            <text:p>4,5</text:p>
          </table:table-cell>
        </table:table-row>
        <table:table-row table:style-name="ro2">
          <table:table-cell office:value-type="string" calcext:value-type="string">
            <text:p>платья на поши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я названи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6" calcext:value-type="float">
            <text:p>86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я нежны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2.52" calcext:value-type="float">
            <text:p>2,52</text:p>
          </table:table-cell>
          <table:table-cell table:style-name="ce7" office:value-type="float" office:value="9.82" calcext:value-type="float">
            <text:p>9,82</text:p>
          </table:table-cell>
        </table:table-row>
        <table:table-row table:style-name="ro2">
          <table:table-cell office:value-type="string" calcext:value-type="string">
            <text:p>платья необычны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2" calcext:value-type="float">
            <text:p>92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я обычны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латья оригинальны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латья по фигур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2.2" calcext:value-type="float">
            <text:p>2,2</text:p>
          </table:table-cell>
          <table:table-cell table:style-name="ce7" office:value-type="float" office:value="22.92" calcext:value-type="float">
            <text:p>22,92</text:p>
          </table:table-cell>
        </table:table-row>
        <table:table-row table:style-name="ro2">
          <table:table-cell office:value-type="string" calcext:value-type="string">
            <text:p>платья поши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0" calcext:value-type="float">
            <text:p>9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я современны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я стиль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60" calcext:value-type="float">
            <text:p>6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я сшить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3" calcext:value-type="float">
            <text:p>4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я фирм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4" calcext:value-type="float">
            <text:p>24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я фэнтез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60" calcext:value-type="float">
            <text:p>6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я эстети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латья юб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5" calcext:value-type="float">
            <text:p>95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вседневная юб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одборка платьев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93" calcext:value-type="float">
            <text:p>9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дшивка джин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" calcext:value-type="float">
            <text:p>2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крой юб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9" calcext:value-type="float">
            <text:p>89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купка джин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Средний</text:p>
          </table:table-cell>
          <table:table-cell office:value-type="float" office:value="50" calcext:value-type="float">
            <text:p>5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купка платьев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5" calcext:value-type="float">
            <text:p>75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садка в джинсах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садка джинс э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садка джинсо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0" calcext:value-type="float">
            <text:p>5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ст про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чинить джинс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ошив ател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4" calcext:value-type="float">
            <text:p>4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шив брю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2" calcext:value-type="float">
            <text:p>72</text:p>
          </table:table-cell>
          <table:table-cell table:style-name="ce7" office:value-type="float" office:value="5.3" calcext:value-type="float">
            <text:p>5,3</text:p>
          </table:table-cell>
          <table:table-cell table:style-name="ce7" office:value-type="float" office:value="14.05" calcext:value-type="float">
            <text:p>14,05</text:p>
          </table:table-cell>
        </table:table-row>
        <table:table-row table:style-name="ro2">
          <table:table-cell office:value-type="string" calcext:value-type="string">
            <text:p>пошив брюк в ателье цен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ошив брюк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5" calcext:value-type="float">
            <text:p>75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шив верхней одежды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ошив ветровок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ошив вечернего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шив вещей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71" calcext:value-type="float">
            <text:p>71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шив джин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8.6" calcext:value-type="float">
            <text:p>8,6</text:p>
          </table:table-cell>
          <table:table-cell table:style-name="ce7" office:value-type="float" office:value="15.13" calcext:value-type="float">
            <text:p>15,13</text:p>
          </table:table-cell>
        </table:table-row>
        <table:table-row table:style-name="ro2">
          <table:table-cell office:value-type="string" calcext:value-type="string">
            <text:p>пошив джинс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6.2" calcext:value-type="float">
            <text:p>6,2</text:p>
          </table:table-cell>
          <table:table-cell table:style-name="ce7" office:value-type="float" office:value="14.97" calcext:value-type="float">
            <text:p>14,97</text:p>
          </table:table-cell>
        </table:table-row>
        <table:table-row table:style-name="ro2">
          <table:table-cell office:value-type="string" calcext:value-type="string">
            <text:p>пошив джинсо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8.6" calcext:value-type="float">
            <text:p>8,6</text:p>
          </table:table-cell>
          <table:table-cell table:style-name="ce7" office:value-type="float" office:value="15.13" calcext:value-type="float">
            <text:p>15,13</text:p>
          </table:table-cell>
        </table:table-row>
        <table:table-row table:style-name="ro2">
          <table:table-cell office:value-type="string" calcext:value-type="string">
            <text:p>пошив джинсов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6.2" calcext:value-type="float">
            <text:p>6,2</text:p>
          </table:table-cell>
          <table:table-cell table:style-name="ce7" office:value-type="float" office:value="14.97" calcext:value-type="float">
            <text:p>14,97</text:p>
          </table:table-cell>
        </table:table-row>
        <table:table-row table:style-name="ro2">
          <table:table-cell office:value-type="string" calcext:value-type="string">
            <text:p>пошив джинсовой одежды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шив дубленки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5.04" calcext:value-type="float">
            <text:p>5,04</text:p>
          </table:table-cell>
          <table:table-cell table:style-name="ce7" office:value-type="float" office:value="14.91" calcext:value-type="float">
            <text:p>14,91</text:p>
          </table:table-cell>
        </table:table-row>
        <table:table-row table:style-name="ro2">
          <table:table-cell office:value-type="string" calcext:value-type="string">
            <text:p>пошив жакет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ошив курт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шив куртки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шив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8.87" calcext:value-type="float">
            <text:p>8,87</text:p>
          </table:table-cell>
          <table:table-cell table:style-name="ce7" office:value-type="float" office:value="24.38" calcext:value-type="float">
            <text:p>24,38</text:p>
          </table:table-cell>
        </table:table-row>
        <table:table-row table:style-name="ro2">
          <table:table-cell office:value-type="string" calcext:value-type="string">
            <text:p>пошив одежды ател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23" calcext:value-type="float">
            <text:p>2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шив одежды кривой рог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.03" calcext:value-type="float">
            <text:p>1,03</text:p>
          </table:table-cell>
          <table:table-cell table:style-name="ce7" office:value-type="float" office:value="5.1" calcext:value-type="float">
            <text:p>5,1</text:p>
          </table:table-cell>
        </table:table-row>
        <table:table-row table:style-name="ro2">
          <table:table-cell office:value-type="string" calcext:value-type="string">
            <text:p>пошив одежды цен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7" calcext:value-type="float">
            <text:p>57</text:p>
          </table:table-cell>
          <table:table-cell table:style-name="ce7" office:value-type="float" office:value="4.93" calcext:value-type="float">
            <text:p>4,93</text:p>
          </table:table-cell>
          <table:table-cell table:style-name="ce7" office:value-type="float" office:value="14.8" calcext:value-type="float">
            <text:p>14,8</text:p>
          </table:table-cell>
        </table:table-row>
        <table:table-row table:style-name="ro2">
          <table:table-cell office:value-type="string" calcext:value-type="string">
            <text:p>пошив одежды э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ошив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8" calcext:value-type="float">
            <text:p>88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шив пальто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3.98" calcext:value-type="float">
            <text:p>3,98</text:p>
          </table:table-cell>
          <table:table-cell table:style-name="ce7" office:value-type="float" office:value="14.45" calcext:value-type="float">
            <text:p>14,45</text:p>
          </table:table-cell>
        </table:table-row>
        <table:table-row table:style-name="ro2">
          <table:table-cell office:value-type="string" calcext:value-type="string">
            <text:p>пошив платье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9" calcext:value-type="float">
            <text:p>9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.72" calcext:value-type="float">
            <text:p>6,72</text:p>
          </table:table-cell>
        </table:table-row>
        <table:table-row table:style-name="ro2">
          <table:table-cell office:value-type="string" calcext:value-type="string">
            <text:p>пошив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90%</text:p>
          </table:table-cell>
          <table:table-cell office:value-type="string" calcext:value-type="string">
            <text:p>Высокий</text:p>
          </table:table-cell>
          <table:table-cell office:value-type="float" office:value="98" calcext:value-type="float">
            <text:p>98</text:p>
          </table:table-cell>
          <table:table-cell table:style-name="ce7" office:value-type="float" office:value="4.34" calcext:value-type="float">
            <text:p>4,34</text:p>
          </table:table-cell>
          <table:table-cell table:style-name="ce7" office:value-type="float" office:value="11.34" calcext:value-type="float">
            <text:p>11,34</text:p>
          </table:table-cell>
        </table:table-row>
        <table:table-row table:style-name="ro2">
          <table:table-cell office:value-type="string" calcext:value-type="string">
            <text:p>пошив платья в ател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ошив платья стоимость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7" calcext:value-type="float">
            <text:p>57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шив по индивидуальным меркам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8" calcext:value-type="float">
            <text:p>48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шив под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67" calcext:value-type="float">
            <text:p>67</text:p>
          </table:table-cell>
          <table:table-cell table:style-name="ce7" office:value-type="float" office:value="9.22" calcext:value-type="float">
            <text:p>9,22</text:p>
          </table:table-cell>
          <table:table-cell table:style-name="ce7" office:value-type="float" office:value="25.66" calcext:value-type="float">
            <text:p>25,66</text:p>
          </table:table-cell>
        </table:table-row>
        <table:table-row table:style-name="ro2">
          <table:table-cell office:value-type="string" calcext:value-type="string">
            <text:p>пошив простого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шив пуховик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ошив пуховика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ошив пуховико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ошив пуховиков на заказ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шив штано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3" calcext:value-type="float">
            <text:p>9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шив эксклюзивной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29" calcext:value-type="float">
            <text:p>29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шив юбо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5" calcext:value-type="float">
            <text:p>95</text:p>
          </table:table-cell>
          <table:table-cell table:style-name="ce7" office:value-type="float" office:value="5.73" calcext:value-type="float">
            <text:p>5,73</text:p>
          </table:table-cell>
          <table:table-cell table:style-name="ce7" office:value-type="float" office:value="17.92" calcext:value-type="float">
            <text:p>17,92</text:p>
          </table:table-cell>
        </table:table-row>
        <table:table-row table:style-name="ro2">
          <table:table-cell office:value-type="string" calcext:value-type="string">
            <text:p>пошив юбок на заказ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ошити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ошить одежд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5.38" calcext:value-type="float">
            <text:p>15,38</text:p>
          </table:table-cell>
        </table:table-row>
        <table:table-row table:style-name="ro2">
          <table:table-cell office:value-type="string" calcext:value-type="string">
            <text:p>прейскурант ател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рейскурант на ремонт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1" calcext:value-type="float">
            <text:p>11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рикольные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8" calcext:value-type="float">
            <text:p>98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рикольные юбки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роизводство брюк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роизводство джинсо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роизводство джинсовой одежд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роизводство курто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ростая юб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рофессиональное атель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уховик s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уховик или курт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79" calcext:value-type="float">
            <text:p>79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пуховик курт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1.32" calcext:value-type="float">
            <text:p>1,32</text:p>
          </table:table-cell>
          <table:table-cell table:style-name="ce7" office:value-type="float" office:value="4.54" calcext:value-type="float">
            <text:p>4,54</text:p>
          </table:table-cell>
        </table:table-row>
        <table:table-row table:style-name="ro2">
          <table:table-cell office:value-type="string" calcext:value-type="string">
            <text:p>пуховик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уховик под куртк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пуховик что это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работа ател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4" calcext:value-type="float">
            <text:p>4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работа в ателье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5" calcext:value-type="float">
            <text:p>25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размері джинсо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63" calcext:value-type="float">
            <text:p>6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разновидность юбо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5" calcext:value-type="float">
            <text:p>15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расценки на ремонт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реклама платье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ремонт и пошив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ремонт пальто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российские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русские джинс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с чем носить джинс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35" calcext:value-type="float">
            <text:p>35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с чем сочетаются джинс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сайт ател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сайт пошива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79" calcext:value-type="float">
            <text:p>79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сайты платье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связать жакет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скинни с чем носить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старые джинс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5" calcext:value-type="float">
            <text:p>55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стиль джинс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9" calcext:value-type="float">
            <text:p>99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стиль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стиль с юбкой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32" calcext:value-type="float">
            <text:p>32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стиль юб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9" calcext:value-type="float">
            <text:p>19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стильные модные платья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стильные платье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стильный жакет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стоимость джинс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стоимость пошив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стоимость пошива брюк в атель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14" calcext:value-type="float">
            <text:p>14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стоимость пошива пальто в ател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стоимость пошива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0" calcext:value-type="float">
            <text:p>2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сшитое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сшить жакет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сшить куртку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сшить на заказ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сшить платья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9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4.03" calcext:value-type="float">
            <text:p>4,03</text:p>
          </table:table-cell>
          <table:table-cell table:style-name="ce7" office:value-type="float" office:value="13.75" calcext:value-type="float">
            <text:p>13,75</text:p>
          </table:table-cell>
        </table:table-row>
        <table:table-row table:style-name="ro2">
          <table:table-cell office:value-type="string" calcext:value-type="string">
            <text:p>твое юб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0" calcext:value-type="float">
            <text:p>1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тканевая юб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ткани для юб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1.26" calcext:value-type="float">
            <text:p>1,26</text:p>
          </table:table-cell>
          <table:table-cell table:style-name="ce7" office:value-type="float" office:value="7.37" calcext:value-type="float">
            <text:p>7,37</text:p>
          </table:table-cell>
        </table:table-row>
        <table:table-row table:style-name="ro2">
          <table:table-cell office:value-type="string" calcext:value-type="string">
            <text:p>ткани на юбк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только джинс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топовые джинсы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тренч это что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укоротить юбку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украшение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3" calcext:value-type="float">
            <text:p>4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услуги в ателье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услуги по пошиву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86" calcext:value-type="float">
            <text:p>86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услуги пошива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1" calcext:value-type="float">
            <text:p>71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ушив брю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ушив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фасон для юбки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фасоны жакето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фасоны юбки и кофт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фирмы платье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9" calcext:value-type="float">
            <text:p>79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форма юб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формы джинсо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8" calcext:value-type="float">
            <text:p>48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формы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фэнтези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9" calcext:value-type="float">
            <text:p>29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характеристика платья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хлопковый жакет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хорошее ател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29" calcext:value-type="float">
            <text:p>29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хорошие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цветной жакет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цветные юб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4" calcext:value-type="float">
            <text:p>94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цена джинс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7" calcext:value-type="float">
            <text:p>57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цены в ателье на пошив одежды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6.5" calcext:value-type="float">
            <text:p>6,5</text:p>
          </table:table-cell>
          <table:table-cell table:style-name="ce7" office:value-type="float" office:value="14.97" calcext:value-type="float">
            <text:p>14,97</text:p>
          </table:table-cell>
        </table:table-row>
        <table:table-row table:style-name="ro2">
          <table:table-cell office:value-type="string" calcext:value-type="string">
            <text:p>цены на джинс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3">
          <table:table-cell office:value-type="string" calcext:value-type="string">
            <text:p>цены на индивидуальный пошив одеж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части курт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части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шакет э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шахматная юбк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швейка одежда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Высокий</text:p>
          </table:table-cell>
          <table:table-cell office:value-type="float" office:value="86" calcext:value-type="float">
            <text:p>86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швея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36" calcext:value-type="float">
            <text:p>36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швея цены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шикарная юб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22" calcext:value-type="float">
            <text:p>22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шит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8" calcext:value-type="float">
            <text:p>88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шить платья на заказ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Средний</text:p>
          </table:table-cell>
          <table:table-cell office:value-type="float" office:value="50" calcext:value-type="float">
            <text:p>5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шить юбк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шитье платьев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3" calcext:value-type="float">
            <text:p>9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шитье юб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шитьё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39" calcext:value-type="float">
            <text:p>39</text:p>
          </table:table-cell>
          <table:table-cell table:style-name="ce7" office:value-type="float" office:value="6.57" calcext:value-type="float">
            <text:p>6,57</text:p>
          </table:table-cell>
          <table:table-cell table:style-name="ce7" office:value-type="float" office:value="15.13" calcext:value-type="float">
            <text:p>15,13</text:p>
          </table:table-cell>
        </table:table-row>
        <table:table-row table:style-name="ro2">
          <table:table-cell office:value-type="string" calcext:value-type="string">
            <text:p>шьем жакет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шьем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1" calcext:value-type="float">
            <text:p>71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шьют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11" calcext:value-type="float">
            <text:p>11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шьём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4" calcext:value-type="float">
            <text:p>94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шьём юбку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33" calcext:value-type="float">
            <text:p>3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эксклюзивное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2.97" calcext:value-type="float">
            <text:p>2,97</text:p>
          </table:table-cell>
          <table:table-cell table:style-name="ce7" office:value-type="float" office:value="9.07" calcext:value-type="float">
            <text:p>9,07</text:p>
          </table:table-cell>
        </table:table-row>
        <table:table-row table:style-name="ro2">
          <table:table-cell office:value-type="string" calcext:value-type="string">
            <text:p>экстравагантные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элегантные наряд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8" calcext:value-type="float">
            <text:p>78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элементы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table:style-name="ce7" office:value-type="string" calcext:value-type="string">
            <text:p>∞</text:p>
          </table:table-cell>
          <table:table-cell office:value-type="string" calcext:value-type="string">
            <text:p>Низкий</text:p>
          </table:table-cell>
          <table:table-cell office:value-type="float" office:value="10" calcext:value-type="float">
            <text:p>1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элементы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6" calcext:value-type="float">
            <text:p>6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элитные джинс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эпатажные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эскизы юбок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7" calcext:value-type="float">
            <text:p>7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эстетика плать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1" calcext:value-type="float">
            <text:p>41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это джинс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это паль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это юб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юбка s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юбка 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50" calcext:value-type="float">
            <text:p>5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а арт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0" calcext:value-type="float">
            <text:p>8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а дизайн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юбка из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Средний</text:p>
          </table:table-cell>
          <table:table-cell office:value-type="float" office:value="44" calcext:value-type="float">
            <text:p>44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а из ткан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а из футболк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а или юбк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а как сшить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а моделировани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а на заказ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а необычная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3" calcext:value-type="float">
            <text:p>8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а обычна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а пла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5" calcext:value-type="float">
            <text:p>95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а по фигур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3" calcext:value-type="float">
            <text:p>9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а с пуговицам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а стиль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а страз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а твое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0" calcext:value-type="float">
            <text:p>8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а тканева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6.19" calcext:value-type="float">
            <text:p>26,19</text:p>
          </table:table-cell>
        </table:table-row>
        <table:table-row table:style-name="ro2">
          <table:table-cell office:value-type="string" calcext:value-type="string">
            <text:p>юбка форм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юбка цен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3" calcext:value-type="float">
            <text:p>8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а это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и 2022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юбки брендовы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1.8" calcext:value-type="float">
            <text:p>1,8</text:p>
          </table:table-cell>
          <table:table-cell table:style-name="ce7" office:value-type="float" office:value="7.6" calcext:value-type="float">
            <text:p>7,6</text:p>
          </table:table-cell>
        </table:table-row>
        <table:table-row table:style-name="ro2">
          <table:table-cell office:value-type="string" calcext:value-type="string">
            <text:p>юбки в мод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юбки для офиса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и заказать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1" calcext:value-type="float">
            <text:p>91</text:p>
          </table:table-cell>
          <table:table-cell table:style-name="ce7" office:value-type="float" office:value="4.12" calcext:value-type="float">
            <text:p>4,12</text:p>
          </table:table-cell>
          <table:table-cell table:style-name="ce7" office:value-type="float" office:value="13.1" calcext:value-type="float">
            <text:p>13,1</text:p>
          </table:table-cell>
        </table:table-row>
        <table:table-row table:style-name="ro2">
          <table:table-cell office:value-type="string" calcext:value-type="string">
            <text:p>юбки и кофт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и и платья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и из шить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73" calcext:value-type="float">
            <text:p>7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и кофты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-100%</text:p>
          </table:table-cell>
          <table:table-cell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юбки названия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и разновидности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юбки с цветами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2.17" calcext:value-type="float">
            <text:p>2,17</text:p>
          </table:table-cell>
          <table:table-cell table:style-name="ce7" office:value-type="float" office:value="13.92" calcext:value-type="float">
            <text:p>13,92</text:p>
          </table:table-cell>
        </table:table-row>
        <table:table-row table:style-name="ro2">
          <table:table-cell office:value-type="string" calcext:value-type="string">
            <text:p>юбки стильные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96" calcext:value-type="float">
            <text:p>96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и твое</text:p>
          </table:table-cell>
          <table:table-cell/>
          <table:table-cell office:value-type="string" calcext:value-type="string">
            <text:p>50.0</text:p>
          </table:table-cell>
          <table:table-cell table:style-name="ce7" office:value-type="string" calcext:value-type="string">
            <text:p>∞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80" calcext:value-type="float">
            <text:p>8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и фасон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и эскизы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Низкий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юбку сшить</text:p>
          </table:table-cell>
          <table:table-cell/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Высокий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ателье москва пошив одежды</text:p>
          </table:table-cell>
          <table:table-cell/>
          <table:table-cell office:value-type="string" calcext:value-type="string">
            <text:p>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ателье москва пошив платья</text:p>
          </table:table-cell>
          <table:table-cell/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отделка юбки</text:p>
          </table:table-cell>
          <table:table-cell/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%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шитье брюк</text:p>
          </table:table-cell>
          <table:table-cell/>
          <table:table-cell office:value-type="string" calcext:value-type="string">
            <text:p>0.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-100%</text:p>
          </table:table-cell>
          <table:table-cell table:style-name="ce8" table:number-columns-repeated="4"/>
        </table:table-row>
      </table:table>
      <table:table table:name="Лист2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ремонт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женской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телье пошив ремонт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брендовая одежд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ид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иды джинсо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жинс дени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жинс э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изайны штор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занавеска окн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ардиганы э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жаная паль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фты молние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ил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ртка паль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уртки плащ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ед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елкий ремонт одежды цен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ода одежд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оды одежд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 куртк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 пухови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 э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уховики паль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замков курто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пошив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кожаных издели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кож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айты одежд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юль штор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утболки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вета джинсо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ены пошив ремонт одежды дом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ены пошив одежды дом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вейная ател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вейная мастерска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 тюл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око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убка куртк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паль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джинс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кофт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куртк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футбол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кантовка штор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кна шторам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кно штор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кно шторам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тделка штор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тремонтировать джинс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формление штор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 ва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 ветровк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 курт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 замк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 костю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 куртк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 пухови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 одежд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 замко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 куртко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льто молние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еределка блуз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еределка верхней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еределка джинсовой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еределка кожаных издели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еределка курт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еределка меховых издели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еределка паль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еределка платье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е работ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е собеседовани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е джинс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е куртк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е молние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е молниям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е шит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брендовы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мод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мероприяти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юб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ткан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плат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интересны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мечт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модны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девушк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женщи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мероприяти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поши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названи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нежны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необычны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обычны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оригинальны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фигур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современны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стил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сшит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фирм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фэнтез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я эстетик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гладить брю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дборка платье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дгонка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дгонка одежды фигур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дгонка фигур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ддельная одежд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догнать одежду фигур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дшиваем штор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дшить штор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дшивка джин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краска кожаных издели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крой юб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купаю одежд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купка джин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купка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купка платье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ртьеры интерьер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садка джинса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садка джинс э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садка джинсо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ст плат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чинить джинс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чинить куртк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чинить одежд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чинить шуб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чинка кожаной курт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чинка кожаных издели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чинка протертых джинсо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чинка рюкзак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чинка сумо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чинка шуб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ател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брю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брюк ателье цен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брюк зака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верхней одежды зака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ветровок зака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вечернего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веще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джин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джинс зака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джинсо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джинсов зака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джинсовой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дублен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жакет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курт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куртки зака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зака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одежды ател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одежды стоимост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одежды цен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одежды э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паль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пальто зака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платье зака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платья ател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платья стоимост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индивидуальным мерка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простого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пуховик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пуховика зака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пуховико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пуховиков зака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штано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эксклюзивной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юбо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в юбок зака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шить одежд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яс джинса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айс индивидуальный пошив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ейскурант ател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ейскурант пошив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ейскурант ремонт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ейскурант ремонту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ейскурант пошива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ейскурант цен индивидуальный пошив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ейскурант цен пошив ремонт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ейскурант цен ремонт кожаных издели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емиальная одежд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икольные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икольные юб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испособление глаж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испособление глажки рубаше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оизводство брю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оизводство джинсо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оизводство джинсовой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оизводство курто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остая юбк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офессиональная глажк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офессиональное ател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ухови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уховик куртк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уховик паль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уховик зака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уховик куртк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уховики мод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абота ател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абота портной ремонту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азновидности джинсо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азновидности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азновидность юбо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азмері джинсо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асценки пошив ремонт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асценки пошив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асценки шитье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асценки пошива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клама платье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барсето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брю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верхней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веще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дермантиновой курт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джинсо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джинсовой курт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дублёно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дырок одежд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замков одежд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замков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змее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поши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изделий кож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изделий мех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кожанной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кожаной курт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кожаной куртки цен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кожаной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кожаны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кожаных веще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кожаных курто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кожаных сумо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кожи мех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мех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меховых издели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меховых шапо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меховых шу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одежд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одежды любой сложност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одежды прейскурант це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одежды расцен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одежды услуг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одежды цен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паль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платье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портфеле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протертых джин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спец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ткан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фурнитуры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футбол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швейных издели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штано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монт шу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ставрация джинсо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ставрация дублен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ставрация кожаной курт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ставрация кожаной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ставрация кожаных веще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ставрация кожаных издели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ставрация кожаных курто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ставрация мех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ставрация одежды э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ставрация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еставрация футбол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ольшторы интерьер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оскошные штор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оссийские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убашку футболк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усские джинс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усские одежд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чем носить джинс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чем сочетаются джинс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айт ател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айт джин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айт пошива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айты платье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вязать жаке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вязать одежд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ешка одежд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кинни чем носит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ложный ремонт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оветские наря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овременные портьер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овременные тюл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прей глажки рубаше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арые джинс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иль джин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иль джинсовы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иль джинс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иль одежды джинс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иль одежды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иль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иль юбко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иль юб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ильные гардин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ильные модные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ильные плат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ильный жаке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оимость джин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оимость пошив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оимость пошива брюк ател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оимость пошива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оимость пошива одежды зака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оимость пошива пальто ател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оимость пошива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тоимость ремонта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умки ремон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шитое плат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шить жаке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шить куртк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шить заказ плат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шить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вое юб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каневая юбк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кани юб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кани юбк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кань легких штор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кань штор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овары одежд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олстовк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олстовка плат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олько джинс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оповая одежд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оповые джинс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ребуется мастер ремонту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ренч это ч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рикотаж ремон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тяжелые портьер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добные джинс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корачивание штор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коротить юбк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крашение плат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слуги ател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слуги пошив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слуги пошиву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слуги ремонту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слуги портних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слуги портног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слуги пошив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слуги пошива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слуги ши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тюжка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шив брю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шив паль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шивка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ютные штор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асон юб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асоны жакето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асоны юбки кофт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ирмы платье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орма джинсо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орма юб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ормы джинсо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ормы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отошторы интерьер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отошторы э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энтези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утболка замк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утболка плат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утболка водолазк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утболки мод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утболки курт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утболки молние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утболку рубашк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характеристика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хлопковый жаке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хорошее ател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хорошие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хорошие штор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ветной жаке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ветные юб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ена джин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ены ателье пошив ремонт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ены ателье пошив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ены джинс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ены индивидуальный пошив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ены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ены поши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ены пошив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ены ремонт кожаных издели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цены ремонт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части курт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части паль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части штор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вея зака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вея услуг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вея цен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икарная юбк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ит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ить платья зака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ить юбк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итье брю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итье платье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итье юб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итьё зака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пка джинса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пка штано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а занавеск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дом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квартир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окн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длин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кабинет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квартир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производств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склад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зонировани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портьер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интерьер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какой длины должны быт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классически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красивы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легки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названи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оформлени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размер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разновидност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советски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стильны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тип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тяжелы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цветны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что э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элитны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эстетик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оры ярки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туковка джин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уба ремон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уба реставраци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ьем жаке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ьем зака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ьют плат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ьём плат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ьём юбк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эксклюзивное плат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экстравагантные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электро одежд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электронная штор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элегантные наря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элементы паль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элементы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элитные джинс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эпатажные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эскизы юбо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эстетика плат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эти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это джинс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это паль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это юбк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а ар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а дизай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а ткан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а футбол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а сшит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а моделировани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а зака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а необычна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а обычна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а фигур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а пуговицам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а стил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а страз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а тво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а тканева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а форм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а цен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и офис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и заказат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и ши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и цветам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и стильны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и тво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и фасо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и эскиз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юбку сшит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яркие штор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лать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дежда наом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телье пошив одежд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телье пошив пла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тделка юбк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овседневная юбк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жакет эт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ахматная юбк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швейка одежда</text:p>
          </table:table-cell>
          <table:table-cell table:number-columns-repeated="2"/>
        </table:table-row>
      </table:table>
      <table:table table:name="Лист3" table:style-name="ta1">
        <table:table-column table:style-name="co5" table:default-cell-style-name="Default"/>
        <table:table-column table:style-name="co6" table:default-cell-style-name="Default"/>
        <table:table-column table:style-name="co2" table:number-columns-repeated="16382" table:default-cell-style-name="Default"/>
        <table:table-row table:style-name="ro2">
          <table:table-cell table:style-name="ce10" office:value-type="string" calcext:value-type="string">
            <text:p>Обновленная кластеризация слов по категориям</text:p>
          </table:table-cell>
          <table:table-cell table:style-name="ce10" table:number-columns-repeated="16383"/>
        </table:table-row>
        <table:table-row table:style-name="ro2">
          <table:table-cell table:style-name="ce10" office:value-type="string" calcext:value-type="string">
            <text:p>Ремонт одежды</text:p>
          </table:table-cell>
          <table:table-cell table:style-name="ce10" table:number-columns-repeated="16383"/>
        </table:table-row>
        <table:table-row table:style-name="ro2">
          <table:table-cell table:style-name="ce10" table:number-columns-repeated="16384"/>
        </table:table-row>
        <table:table-row table:style-name="ro2">
          <table:table-cell table:style-name="ce10" office:value-type="string" calcext:value-type="string">
            <text:p>Посадочная (главная) страница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швейное ател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вейная мастерска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ателье пошив и ремонт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замков курток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и пошив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цены на пошив и ремонт одежды на дому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цены на пошив одежды на дому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дшить штор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чинка рюкзак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чинка шуб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в ател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верхней одежды на заказ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ветровок на заказ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вещей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дублен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на заказ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одежды в ател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одежды стоимость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одежды цен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одежды это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по индивидуальным меркам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пуховик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пуховика на заказ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пуховик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пуховиков на заказ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штан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эксклюзивной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юбок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юбок на заказ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ть одежду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райс на индивидуальный пошив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рейскурант на пошив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рейскурант на ремонт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рейскурант по ремонту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рейскурант на пошив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рейскурант цен на индивидуальный пошив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рейскурант цен на пошив и ремонт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абота портного по ремонту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асценки на пошив и ремонт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асценки на пошив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асценки на шитье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асценки на пошив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барсеток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брюк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верхней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вещей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дерматиновой курт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дублёнок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дырок в одежд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замков на одежд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замков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змеек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и поши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одежды любой сложност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одежды прейскурант цен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одежды расцен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одежды услуг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одежды цен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пальто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платье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спец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ткан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фурнитуры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футбол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швейных изделий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штан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шуб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ставрация дублен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ставрация одежды это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ставрация пла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ставрация футбол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айт пошива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оимость пошив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оимость пошива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оимость пошива одежды на заказ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оимость ремонта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требуется мастер по ремонту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трикотаж ремонт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услуги по пошиву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услуги по пошиву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услуги по ремонту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услуги пошив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услуги пошива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услуги ши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цены в ателье на пошив и ремонт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цены в ателье на пошив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цены на индивидуальный пошив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цены на поши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цены на пошив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цены на ремонт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итьё на заказ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уба ремонт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уба реставраци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ателье пошив одежды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>
            <text:p>Замена молний на верхней и легкой одежде</text:p>
          </table:table-cell>
          <table:table-cell table:number-columns-repeated="16383"/>
        </table:table-row>
        <table:table-row table:style-name="ro2">
          <table:table-cell table:style-name="ce10"/>
          <table:table-cell office:value-type="string" calcext:value-type="string">
            <text:p>Замена молний</text:p>
          </table:table-cell>
          <table:table-cell table:number-columns-repeated="16382"/>
        </table:table-row>
        <table:table-row table:style-name="ro2">
          <table:table-cell table:style-name="ce10"/>
          <table:table-cell office:value-type="string" calcext:value-type="string">
            <text:p>Ремонт одежды</text:p>
          </table:table-cell>
          <table:table-cell table:number-columns-repeated="16382"/>
        </table:table-row>
        <table:table-row table:style-name="ro2">
          <table:table-cell table:style-name="ce10"/>
          <table:table-cell office:value-type="string" calcext:value-type="string">
            <text:p>Верхняя одежда</text:p>
          </table:table-cell>
          <table:table-cell table:number-columns-repeated="16382"/>
        </table:table-row>
        <table:table-row table:style-name="ro2">
          <table:table-cell table:style-name="ce10"/>
          <table:table-cell office:value-type="string" calcext:value-type="string">
            <text:p>Легкая одежда</text:p>
          </table:table-cell>
          <table:table-cell table:number-columns-repeated="16382"/>
        </table:table-row>
        <table:table-row table:style-name="ro2">
          <table:table-cell table:style-name="ce10"/>
          <table:table-cell office:value-type="string" calcext:value-type="string">
            <text:p>Услуги ателье</text:p>
          </table:table-cell>
          <table:table-cell table:number-columns-repeated="16382"/>
        </table:table-row>
        <table:table-row table:style-name="ro2">
          <table:table-cell table:style-name="ce10"/>
          <table:table-cell office:value-type="string" calcext:value-type="string">
            <text:p>Ремонт застежек</text:p>
          </table:table-cell>
          <table:table-cell table:number-columns-repeated="16382"/>
        </table:table-row>
        <table:table-row table:style-name="ro2">
          <table:table-cell table:style-name="ce10"/>
          <table:table-cell office:value-type="string" calcext:value-type="string">
            <text:p>Экипировка</text:p>
          </table:table-cell>
          <table:table-cell table:number-columns-repeated="16382"/>
        </table:table-row>
        <table:table-row table:style-name="ro2">
          <table:table-cell table:style-name="ce10"/>
          <table:table-cell office:value-type="string" calcext:value-type="string">
            <text:p>Переборка молний</text:p>
          </table:table-cell>
          <table:table-cell table:number-columns-repeated="16382"/>
        </table:table-row>
        <table:table-row table:style-name="ro2">
          <table:table-cell table:style-name="ce10"/>
          <table:table-cell office:value-type="string" calcext:value-type="string">
            <text:p>Швейные услуги</text:p>
          </table:table-cell>
          <table:table-cell table:number-columns-repeated="16382"/>
        </table:table-row>
        <table:table-row table:style-name="ro2">
          <table:table-cell table:style-name="ce10"/>
          <table:table-cell office:value-type="string" calcext:value-type="string">
            <text:p>Исправление одежды</text:p>
          </table:table-cell>
          <table:table-cell table:number-columns-repeated="16382"/>
        </table:table-row>
        <table:table-row table:style-name="ro2">
          <table:table-cell table:style-name="ce10"/>
          <table:table-cell office:value-type="string" calcext:value-type="string">
            <text:p>Замена застежек</text:p>
          </table:table-cell>
          <table:table-cell table:number-columns-repeated="16382"/>
        </table:table-row>
        <table:table-row table:style-name="ro2">
          <table:table-cell table:style-name="ce10"/>
          <table:table-cell office:value-type="string" calcext:value-type="string">
            <text:p>Молнии для одежды</text:p>
          </table:table-cell>
          <table:table-cell table:number-columns-repeated="16382"/>
        </table:table-row>
        <table:table-row table:style-name="ro2">
          <table:table-cell table:style-name="ce10"/>
          <table:table-cell office:value-type="string" calcext:value-type="string">
            <text:p>Мастера по ремонту одежды</text:p>
          </table:table-cell>
          <table:table-cell table:number-columns-repeated="16382"/>
        </table:table-row>
        <table:table-row table:style-name="ro2">
          <table:table-cell table:style-name="ce10"/>
          <table:table-cell office:value-type="string" calcext:value-type="string">
            <text:p>Пошив и ремонт</text:p>
          </table:table-cell>
          <table:table-cell table:number-columns-repeated="16382"/>
        </table:table-row>
        <table:table-row table:style-name="ro2">
          <table:table-cell table:style-name="ce10"/>
          <table:table-cell office:value-type="string" calcext:value-type="string">
            <text:p>Нашивка молний</text:p>
          </table:table-cell>
          <table:table-cell table:number-columns-repeated="16382"/>
        </table:table-row>
        <table:table-row table:style-name="ro2">
          <table:table-cell table:style-name="ce10"/>
          <table:table-cell table:number-columns-repeated="16383"/>
        </table:table-row>
        <table:table-row table:style-name="ro2">
          <table:table-cell table:style-name="ce10" office:value-type="string" calcext:value-type="string">
            <text:p>Штуковка (штопка) джинсовых изделий</text:p>
          </table:table-cell>
          <table:table-cell table:style-name="ce10" table:number-columns-repeated="16383"/>
        </table:table-row>
        <table:table-row table:style-name="ro2">
          <table:table-cell/>
          <table:table-cell office:value-type="string" calcext:value-type="string">
            <text:p>отремонтировать джинс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отремонтировать джинсы Кривой Рог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чинка протертых джинс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чинка протертых джинсов Кривой Рог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джинс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джинсов Кривой Рог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джинсовой курт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протертых джинс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ставрация джинс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ставрация джинсов Кривой Рог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>
            <text:p>Ремонт кожаных и меховых изделий</text:p>
          </table:table-cell>
          <table:table-cell table:style-name="ce10" table:number-columns-repeated="16383"/>
        </table:table-row>
        <table:table-row table:style-name="ro2">
          <table:table-cell/>
          <table:table-cell office:value-type="string" calcext:value-type="string">
            <text:p>ремонт кожаных изделий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кож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чинка кожаной курт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чинка кожаных изделий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рейскурант цен на ремонт кожаных изделий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изделий из кож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изделий из мех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кожаной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кожаной курт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кожаной куртки цен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кожаной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кожаных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кожаных вещей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кожаных курток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кожаных сумок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кожи и мех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мех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меховых изделий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меховых шапок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монт меховых шуб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ставрация кожаной курт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ставрация кожаной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ставрация кожаных вещей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ставрация кожаных изделий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ставрация кожаных курток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ставрация мех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цены на ремонт кожаных изделий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>
            <text:p>Подгон низа</text:p>
          </table:table-cell>
          <table:table-cell table:style-name="ce10" table:number-columns-repeated="16383"/>
        </table:table-row>
        <table:table-row table:style-name="ro2">
          <table:table-cell table:style-name="ce11"/>
          <table:table-cell table:style-name="ce11" office:value-type="string" calcext:value-type="string">
            <text:p>подгон низа</text:p>
          </table:table-cell>
          <table:table-cell table:style-name="ce11" table:number-columns-repeated="16382"/>
        </table:table-row>
        <table:table-row table:style-name="ro2">
          <table:table-cell table:style-name="ce11"/>
          <table:table-cell table:style-name="ce11" office:value-type="string" calcext:value-type="string">
            <text:p>укоротить юбку</text:p>
          </table:table-cell>
          <table:table-cell table:style-name="ce11" table:number-columns-repeated="16382"/>
        </table:table-row>
        <table:table-row table:style-name="ro2">
          <table:table-cell table:style-name="ce11"/>
          <table:table-cell table:style-name="ce11" office:value-type="string" calcext:value-type="string">
            <text:p>укоротить штаны</text:p>
          </table:table-cell>
          <table:table-cell table:style-name="ce11" table:number-columns-repeated="16382"/>
        </table:table-row>
        <table:table-row table:style-name="ro2">
          <table:table-cell table:style-name="ce11"/>
          <table:table-cell table:style-name="ce11" office:value-type="string" calcext:value-type="string">
            <text:p>укоротить брюки</text:p>
          </table:table-cell>
          <table:table-cell table:style-name="ce11" table:number-columns-repeated="16382"/>
        </table:table-row>
        <table:table-row table:style-name="ro2">
          <table:table-cell table:style-name="ce11"/>
          <table:table-cell table:style-name="ce11" office:value-type="string" calcext:value-type="string">
            <text:p>подогнать одежду по фигуре</text:p>
          </table:table-cell>
          <table:table-cell table:style-name="ce11" table:number-columns-repeated="16382"/>
        </table:table-row>
        <table:table-row table:style-name="ro2">
          <table:table-cell table:style-name="ce11"/>
          <table:table-cell table:style-name="ce11" office:value-type="string" calcext:value-type="string">
            <text:p>обрезать низ юбки</text:p>
          </table:table-cell>
          <table:table-cell table:style-name="ce11" table:number-columns-repeated="16382"/>
        </table:table-row>
        <table:table-row table:style-name="ro2">
          <table:table-cell table:style-name="ce11"/>
          <table:table-cell table:style-name="ce11" office:value-type="string" calcext:value-type="string">
            <text:p>укоротить рукава</text:p>
          </table:table-cell>
          <table:table-cell table:style-name="ce11" table:number-columns-repeated="16382"/>
        </table:table-row>
        <table:table-row table:style-name="ro2">
          <table:table-cell table:style-name="ce11"/>
          <table:table-cell table:style-name="ce11" office:value-type="string" calcext:value-type="string">
            <text:p>уменьшить длину</text:p>
          </table:table-cell>
          <table:table-cell table:style-name="ce11" table:number-columns-repeated="16382"/>
        </table:table-row>
        <table:table-row table:style-name="ro2">
          <table:table-cell table:style-name="ce11"/>
          <table:table-cell table:style-name="ce11" office:value-type="string" calcext:value-type="string">
            <text:p>укоротить длину брюк</text:p>
          </table:table-cell>
          <table:table-cell table:style-name="ce11" table:number-columns-repeated="16382"/>
        </table:table-row>
        <table:table-row table:style-name="ro2">
          <table:table-cell table:style-name="ce11"/>
          <table:table-cell table:style-name="ce11" office:value-type="string" calcext:value-type="string">
            <text:p>уменьшить длину джинс</text:p>
          </table:table-cell>
          <table:table-cell table:style-name="ce11" table:number-columns-repeated="16382"/>
        </table:table-row>
        <table:table-row table:style-name="ro2">
          <table:table-cell table:style-name="ce11" table:number-columns-repeated="16384"/>
        </table:table-row>
        <table:table-row table:style-name="ro2">
          <table:table-cell table:style-name="ce10" office:value-type="string" calcext:value-type="string">
            <text:p>Мелкий ремонт одежды</text:p>
          </table:table-cell>
          <table:table-cell table:style-name="ce10" table:number-columns-repeated="16383"/>
        </table:table-row>
        <table:table-row table:style-name="ro2">
          <table:table-cell/>
          <table:table-cell office:value-type="string" calcext:value-type="string">
            <text:p>мелкий ремонт одежды цен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мелкий ремонт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мелкий ремонт одежды Кривой Рог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цены на ремонт одежды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>
            <text:p>Подшивание штор</text:p>
          </table:table-cell>
          <table:table-cell table:style-name="ce10" table:number-columns-repeated="16383"/>
        </table:table-row>
        <table:table-row table:style-name="ro2">
          <table:table-cell/>
          <table:table-cell office:value-type="string" calcext:value-type="string">
            <text:p>дизайны штор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тюль для штор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а и тюль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для окон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окантовка штор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окна со шторам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окно со шторам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окно с шторам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отделка штор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оформление штор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дшиваем штор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оскошные штор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ильные гардин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ткань для легких штор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ткань для штор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укорачивание штор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уютные штор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хорошие штор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части штор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а и занавеск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в дом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в квартир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на окн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длин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для кабинет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для квартир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для производств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для склад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для зонировани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и портьер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в интерьер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какой длины должны быть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классически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красивы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легки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названи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оформлени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размер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разновидност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стильны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тип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тяжелы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цветны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что это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элитны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эстетик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ры ярки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электронная штор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яркие шторы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>
            <text:p>Глажка одежды</text:p>
          </table:table-cell>
          <table:table-cell table:style-name="ce10" table:number-columns-repeated="16383"/>
        </table:table-row>
        <table:table-row table:style-name="ro2">
          <table:table-cell/>
          <table:table-cell office:value-type="string" calcext:value-type="string">
            <text:p>приспособление для глаж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риспособление для глажки рубашек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рофессиональная глажк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прей для глажки рубашек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утюжка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гладить одежду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гладить одежду Кривой Рог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гладить паром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рофессиональный парогенератор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аровой утюг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>
            <text:p>Подгонка одежды по размеру</text:p>
          </table:table-cell>
          <table:table-cell table:style-name="ce10" table:number-columns-repeated="16383"/>
        </table:table-row>
        <table:table-row table:style-name="ro2">
          <table:table-cell/>
          <table:table-cell office:value-type="string" calcext:value-type="string">
            <text:p>переделка курт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еределка меховых изделий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еределка платьев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>
            <text:p>Пошив одежды</text:p>
          </table:table-cell>
          <table:table-cell table:style-name="ce10" table:number-columns-repeated="16383"/>
        </table:table-row>
        <table:table-row table:style-name="ro2">
          <table:table-cell table:style-name="ce10" office:value-type="string" calcext:value-type="string">
            <text:p>Пошив платья</text:p>
          </table:table-cell>
          <table:table-cell table:style-name="ce10" table:number-columns-repeated="16383"/>
        </table:table-row>
        <table:table-row table:style-name="ro2">
          <table:table-cell/>
          <table:table-cell office:value-type="string" calcext:value-type="string">
            <text:p>платье шить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на поши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сшить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платья на заказ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пла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платья в ател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платья стоимость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простого пла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оимость пошива пла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шить на заказ плат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шить пла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ить пла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ить платья на заказ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итье платье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ьём плат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ателье пошив платья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>
            <text:p>Пошив вечернего платья</text:p>
          </table:table-cell>
          <table:table-cell table:style-name="ce10" table:number-columns-repeated="16383"/>
        </table:table-row>
        <table:table-row table:style-name="ro2">
          <table:table-cell/>
          <table:table-cell office:value-type="string" calcext:value-type="string">
            <text:p>пошив вечернего платья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>
            <text:p>Пошив форменного жакета</text:p>
          </table:table-cell>
          <table:table-cell table:style-name="ce10" table:number-columns-repeated="16383"/>
        </table:table-row>
        <table:table-row table:style-name="ro2">
          <table:table-cell table:style-name="ce10" table:number-columns-repeated="16384"/>
        </table:table-row>
        <table:table-row table:style-name="ro2">
          <table:table-cell table:style-name="ce10" office:value-type="string" calcext:value-type="string">
            <text:p>Пошив классического жакета</text:p>
          </table:table-cell>
          <table:table-cell table:style-name="ce10" table:number-columns-repeated="16383"/>
        </table:table-row>
        <table:table-row table:style-name="ro2">
          <table:table-cell/>
          <table:table-cell office:value-type="string" calcext:value-type="string">
            <text:p>пошив жакет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шить жакет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>
            <text:p>Пошив пальто</text:p>
          </table:table-cell>
          <table:table-cell table:style-name="ce10" table:number-columns-repeated="16383"/>
        </table:table-row>
        <table:table-row table:style-name="ro2">
          <table:table-cell/>
          <table:table-cell office:value-type="string" calcext:value-type="string">
            <text:p>кожаное пальто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куртка пальто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альто куртк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альто и пухови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альто это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уховики и пальто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одежда пальто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альто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альто вам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альто ветровк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альто и курт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альто на замк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альто и костюм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альто и куртку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альто и пуховик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альто и одежд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альто с замком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альто с курткой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альто с молнией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еределка пальто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пальто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пальто на заказ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оимость пошива пальто в ател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ушив пальто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части пальто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элементы пальто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это пальто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>
            <text:p>Пошив полупальто</text:p>
          </table:table-cell>
          <table:table-cell table:style-name="ce10" table:number-columns-repeated="16383"/>
        </table:table-row>
        <table:table-row table:style-name="ro2">
          <table:table-cell table:style-name="ce10" table:number-columns-repeated="16384"/>
        </table:table-row>
        <table:table-row table:style-name="ro2">
          <table:table-cell table:style-name="ce10" office:value-type="string" calcext:value-type="string">
            <text:p>Пошив брюк</text:p>
          </table:table-cell>
          <table:table-cell table:style-name="ce10" table:number-columns-repeated="16383"/>
        </table:table-row>
        <table:table-row table:style-name="ro2">
          <table:table-cell/>
          <table:table-cell office:value-type="string" calcext:value-type="string">
            <text:p>пошив брюк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брюк в ателье цен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брюк на заказ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оимость пошива брюк в ател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итье брюк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>
            <text:p>Пошив куртки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пошив курт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куртки на заказ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шить куртку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куртки и плащи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>
            <text:p>Пошив юбки</text:p>
          </table:table-cell>
          <table:table-cell table:style-name="ce10" table:number-columns-repeated="16383"/>
        </table:table-row>
        <table:table-row table:style-name="ro2">
          <table:table-cell/>
          <table:table-cell office:value-type="string" calcext:value-type="string">
            <text:p>шить юбку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итье юб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ьём юбку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а сшить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и для ши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у сшить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>
            <text:p>Пошив джинсов</text:p>
          </table:table-cell>
          <table:table-cell table:style-name="ce10" table:number-columns-repeated="16383"/>
        </table:table-row>
        <table:table-row table:style-name="ro2">
          <table:table-cell/>
          <table:table-cell office:value-type="string" calcext:value-type="string">
            <text:p>пошив джинс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джинсов на заказ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джинс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джинсов на заказ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шив джинсовой одежды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>
            <text:p>Нераспределенные слова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женская одежд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брендовая одежд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вид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виды джинс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джинсы это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занавеска на окн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кардиганы это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кофты с молнией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иль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мед одежд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мода на одежду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моды одежд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одежд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футболки и пла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цвета джинсов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шубка и куртк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одежда джинс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одежда кофт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одежда куртк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одежда футбол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е для работ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е для собеседовани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е и джинс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е и куртку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е с молнией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е с молниям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брендовы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в мод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для мероприятий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и юб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из ткан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и плат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интересны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мечт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модны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для девушек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для женщин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на мероприяти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названи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нежны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необычны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обычны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оригинальны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по фигур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современны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стиль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фирм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фэнтез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я эстетик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гладить брю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дборка платье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дгонка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дгонка одежды по фигур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дгонка по фигур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догнать одежду по фигур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дшивка джинс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крой юб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садка на джинсах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садка джинсов это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садка джинс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чинить джинс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чинить куртку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чинить одежду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чинить шубу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яс на джинсах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рейскурант ател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ремиальная одежд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рикольные пла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рикольные юб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роизводство брюк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роизводство джинс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роизводство джинсовой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роизводство курток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ростая юбк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рофессиональное ател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абота ател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азновидности джинс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азновидности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азновидность юбок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азмеры джинс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еклама платье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рубашку и футболку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 чем носить джинс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 чем сочетаются джинс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айт ател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айт джинс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айты платье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вязать одежду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овременные портьер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овременные тюл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арые джинс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иль джинс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иль джинсовый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иль джинс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иль одежды джинс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иль одежды пла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иль пла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иль с юбкой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иль юб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ильные модные пла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ильное плат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ильный жакет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тоимость джинс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сшитое плат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твои юб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тканевая юбк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ткани для юб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ткань для юб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только джинс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топовая одежд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топовые джинс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тренч это что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тяжелые портьер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удобные джинс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укоротить юбку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украшение на плат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услуги ател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услуги портних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услуги портного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ушив брюк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ушивка одеж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фасон юб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фасоны жакет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фасоны юбки и кофт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фирмы платье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форма джинс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форма юб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формы джинс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формы пла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футболка на замк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футболка и плат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футболка и водолазк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футболки в мод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футболки и курт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футболки с молнией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футболку и рубашку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характеристика пла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хлопковый жакет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хорошее ател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хорошие пла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цветной жакет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цветные юб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цена джинс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цены на джинс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цены на пла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части курт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вея на заказ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вея услуг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вея цен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икарная юбк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пка на джинсах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опка штан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туковка джинсов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ьем жакет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ьем на заказ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ьют плат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эксклюзивное плат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экстравагантные пла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электро одежд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элегантные наряд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элементы пла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элитные джинс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эпатажные пла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эскизы юбок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эстетика пла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эти плать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это джинс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это юбк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а арт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а дизайн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а из ткан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а и футбол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а моделировани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а на заказ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а необычна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а обычна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а по фигур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а с пуговицам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а стиль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а со стразам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а тво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а тканевая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а форм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а цен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и для офис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и заказать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и с цветам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и стильны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и тво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и фасон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юбки эскизы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лать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одежда наом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отделка юбки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повседневная юбк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жакет это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ахматная юбка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вейная одежда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.00.0000</text:date>, <text:time style:data-style-name="N2" text:time-value="16:53:31.56214402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0:32:13.039701950</meta:creation-date>
    <dc:date>2024-08-08T18:06:24.780351643</dc:date>
    <meta:editing-duration>PT5H28M48S</meta:editing-duration>
    <meta:editing-cycles>7</meta:editing-cycles>
    <meta:generator>LibreOffice/7.6.5.2$MacOSX_X86_64 LibreOffice_project/38d5f62f85355c192ef5f1dd47c5c0c0c6d6598b</meta:generator>
    <meta:document-statistic meta:table-count="3" meta:cell-count="7702" meta:object-count="0"/>
    <meta:user-defined meta:name=""/>
  </office:meta>
</office:document-meta>
</file>